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0E0000352600000027FE1BEE0835C58AA0.svm" manifest:media-type=""/>
  <manifest:file-entry manifest:full-path="Pictures/1000020100000A9300000672601ADAC5F99D5349.png" manifest:media-type="image/png"/>
  <manifest:file-entry manifest:full-path="Pictures/10000201000001CA000000863AD3BAC9B149B2CE.png" manifest:media-type="image/png"/>
  <manifest:file-entry manifest:full-path="Pictures/1000000000000295000000C2AA5C09C5813DC296.jpg" manifest:media-type="image/jpeg"/>
  <manifest:file-entry manifest:full-path="Pictures/100000000000002000000020B2FF2A327EABC87D.png" manifest:media-type="image/png"/>
  <manifest:file-entry manifest:full-path="Pictures/100000000000042B000003208BE499AC75AC72E4.jpg" manifest:media-type="image/jpeg"/>
  <manifest:file-entry manifest:full-path="Pictures/1000000000000E9A0000001BCD3974EF61C6F41F.png" manifest:media-type="image/png"/>
  <manifest:file-entry manifest:full-path="Pictures/100000000000000D0000000D71E94F11921A5DE8.png" manifest:media-type="image/png"/>
  <manifest:file-entry manifest:full-path="Pictures/10000201000000BE000000BE9F67E86A3DC02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1" svg:font-family="DIN-Bold"/>
    <style:font-face style:name="Times New Roman2" svg:font-family="'Times New Roman'"/>
    <style:font-face style:name="Ubuntu Mono6" svg:font-family="'Ubuntu Mono'"/>
    <style:font-face style:name="Ubuntu Mono3" svg:font-family="'Ubuntu Mono'" style:font-adornments="45 Light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5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Univers" svg:font-family="Univers" style:font-adornments="45 Light" style:font-family-generic="swiss" style:font-pitch="variable"/>
    <style:font-face style:name="Univers LT Std4" svg:font-family="'Univers LT Std'" style:font-adornments="45 Light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5cm" fo:min-width="2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5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3.928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fo:min-height="1.151cm"/>
    </style:style>
    <style:style style:name="pr6" style:family="presentation" style:parent-style-name="Master1-Layout2-obj-Titel-und-Inhalt-outline1">
      <style:graphic-properties draw:textarea-vertical-align="middle" fo:min-height="14.002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title">
      <style:graphic-properties draw:auto-grow-height="true" fo:min-height="1.151cm"/>
    </style:style>
    <style:style style:name="pr9" style:family="presentation" style:parent-style-name="Master1-Layout2-obj-Titel-und-Inhalt-outline1">
      <style:graphic-properties draw:textarea-vertical-align="middle" fo:min-height="14.391cm"/>
    </style:style>
    <style:style style:name="pr10" style:family="presentation" style:parent-style-name="Master1-Layout2-obj-Titel-und-Inhalt-outline1">
      <style:graphic-properties draw:textarea-vertical-align="middle" fo:min-height="13.748cm"/>
    </style:style>
    <style:style style:name="pr11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2" style:family="presentation" style:parent-style-name="Master1-Layout2-obj-Titel-und-Inhalt-outline1">
      <style:graphic-properties draw:textarea-vertical-align="middle" fo:min-height="11.049cm"/>
    </style:style>
    <style:style style:name="pr13" style:family="presentation" style:parent-style-name="Master1-Layout2-obj-Titel-und-Inhalt-outline1">
      <style:graphic-properties draw:textarea-vertical-align="middle" fo:min-height="13.695cm"/>
    </style:style>
    <style:style style:name="pr14" style:family="presentation" style:parent-style-name="Master1-Layout2-obj-Titel-und-Inhalt-outline1">
      <style:graphic-properties draw:textarea-vertical-align="middle" fo:min-height="13.494cm"/>
    </style:style>
    <style:style style:name="pr15" style:family="presentation" style:parent-style-name="Master1-Layout2-obj-Titel-und-Inhalt-outline1">
      <style:graphic-properties draw:textarea-vertical-align="middle" fo:min-height="16.537cm"/>
    </style:style>
    <style:style style:name="pr16" style:family="presentation" style:parent-style-name="Master1-Layout2-obj-Titel-und-Inhalt-outline1">
      <style:graphic-properties draw:textarea-vertical-align="middle" draw:auto-grow-height="true" fo:min-height="13.748cm"/>
    </style:style>
    <style:style style:name="pr17" style:family="presentation" style:parent-style-name="Master1-Layout2-obj-Titel-und-Inhalt-outline1">
      <style:graphic-properties draw:textarea-vertical-align="middle" fo:min-height="13.847cm"/>
    </style:style>
    <style:style style:name="pr18" style:family="presentation" style:parent-style-name="Master1-Layout2-obj-Titel-und-Inhalt-outline1">
      <style:graphic-properties fo:min-height="11.793cm"/>
    </style:style>
    <style:style style:name="pr19" style:family="presentation" style:parent-style-name="Master1-Layout2-obj-Titel-und-Inhalt-outline1">
      <style:graphic-properties draw:textarea-vertical-align="middle" fo:min-height="13.701cm"/>
    </style:style>
    <style:style style:name="pr20" style:family="presentation" style:parent-style-name="Master1-Layout2-obj-Titel-und-Inhalt-outline1">
      <style:graphic-properties fo:min-height="15.241cm"/>
    </style:style>
    <style:style style:name="pr21" style:family="presentation" style:parent-style-name="Master1-Layout2-obj-Titel-und-Inhalt-outline1">
      <style:graphic-properties draw:textarea-vertical-align="middle" fo:min-height="16.229cm"/>
    </style:style>
    <style:style style:name="pr22" style:family="presentation" style:parent-style-name="Master1-Layout2-obj-Titel-und-Inhalt-outline1">
      <style:graphic-properties draw:textarea-vertical-align="middle" fo:min-height="14.004cm"/>
    </style:style>
    <style:style style:name="pr23" style:family="presentation" style:parent-style-name="Master1-Layout2-obj-Titel-und-Inhalt-outline1">
      <style:graphic-properties fo:min-height="11.049cm"/>
    </style:style>
    <style:style style:name="pr24" style:family="presentation" style:parent-style-name="Master1-Layout2-obj-Titel-und-Inhalt-outline1">
      <style:graphic-properties fo:min-height="14.931cm"/>
    </style:style>
    <style:style style:name="pr25" style:family="presentation" style:parent-style-name="Master1-Layout2-obj-Titel-und-Inhalt-subtitle">
      <style:graphic-properties draw:fill-color="#ffffff" draw:auto-grow-height="true" fo:min-height="13.24cm"/>
    </style:style>
    <style:style style:name="P1" style:family="paragraph">
      <style:paragraph-properties fo:margin-left="3.736cm" fo:margin-right="0cm" fo:text-align="center" fo:text-indent="0cm"/>
    </style:style>
    <style:style style:name="P2" style:family="paragraph">
      <loext:graphic-properties draw:fill="none" draw:fill-color="#ffffff"/>
      <style:paragraph-properties fo:margin-left="3.736cm" fo:margin-right="0cm" fo:text-align="center" fo:text-indent="0cm"/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1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1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1" fo:font-size="17pt" style:font-size-asian="17pt" style:font-size-complex="17pt" fo:hyphenate="false"/>
    </style:style>
    <style:style style:name="P8" style:family="paragraph">
      <loext:graphic-properties draw:fill-color="#ffffff"/>
    </style:style>
    <style:style style:name="P9" style:family="paragraph">
      <style:text-properties fo:color="#000080" style:font-name="DIN1"/>
    </style:style>
    <style:style style:name="P10" style:family="paragraph">
      <style:text-properties style:font-name="Univers LT Std1"/>
    </style:style>
    <style:style style:name="P11" style:family="paragraph">
      <style:paragraph-properties fo:text-align="center"/>
    </style:style>
    <style:style style:name="P12" style:family="paragraph">
      <style:paragraph-properties fo:margin-left="13.69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1.245cm" fo:margin-right="0cm" fo:margin-top="0cm" fo:margin-bottom="0cm" fo:text-indent="0cm"/>
    </style:style>
    <style:style style:name="P18" style:family="paragraph">
      <style:paragraph-properties fo:margin-left="2.491cm" fo:margin-right="0cm" fo:margin-top="0cm" fo:margin-bottom="0cm" fo:text-indent="0cm"/>
    </style:style>
    <style:style style:name="P19" style:family="paragraph">
      <style:paragraph-properties fo:margin-left="3.736cm" fo:margin-right="0cm" fo:margin-top="0cm" fo:margin-bottom="0cm" fo:text-indent="0cm"/>
    </style:style>
    <style:style style:name="P20" style:family="paragraph">
      <style:paragraph-properties fo:margin-left="4.981cm" fo:margin-right="0cm" fo:margin-top="0cm" fo:margin-bottom="0cm" fo:text-indent="0cm"/>
    </style:style>
    <style:style style:name="P21" style:family="paragraph">
      <style:paragraph-properties fo:margin-left="1.245cm" fo:margin-right="0cm" fo:margin-top="0cm" fo:margin-bottom="0cm" fo:text-indent="0cm"/>
      <style:text-properties style:font-name="Ubuntu Mono2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margin-left="1.245cm" fo:margin-right="0cm" fo:text-indent="0cm"/>
    </style:style>
    <style:style style:name="P24" style:family="paragraph">
      <style:paragraph-properties fo:margin-left="1.245cm" fo:margin-right="0cm" fo:text-indent="0cm"/>
      <style:text-properties style:font-name="Ubuntu Mono2"/>
    </style:style>
    <style:style style:name="P25" style:family="paragraph">
      <style:paragraph-properties fo:margin-left="9.962cm" fo:margin-right="0cm" fo:margin-top="0cm" fo:margin-bottom="0cm" fo:text-indent="0cm"/>
    </style:style>
    <style:style style:name="P26" style:family="paragraph">
      <style:paragraph-properties fo:margin-left="1.245cm" fo:margin-right="0cm" fo:margin-top="0cm" fo:margin-bottom="0.5cm" fo:text-indent="0cm"/>
    </style:style>
    <style:style style:name="P27" style:family="paragraph">
      <style:paragraph-properties fo:margin-top="0cm" fo:margin-bottom="0.5cm"/>
    </style:style>
    <style:style style:name="P28" style:family="paragraph">
      <style:paragraph-properties fo:margin-left="2.491cm" fo:margin-right="0cm" fo:text-indent="0cm"/>
    </style:style>
    <style:style style:name="P29" style:family="paragraph">
      <style:paragraph-properties fo:margin-left="2.491cm" fo:margin-right="0cm" fo:margin-top="0cm" fo:margin-bottom="0.5cm" fo:text-indent="0cm"/>
    </style:style>
    <style:style style:name="P30" style:family="paragraph">
      <style:paragraph-properties fo:margin-left="1.245cm" fo:margin-right="0cm" fo:margin-top="0cm" fo:margin-bottom="0.5cm" fo:text-indent="0cm"/>
      <style:text-properties style:font-name="Ubuntu Mono2"/>
    </style:style>
    <style:style style:name="P31" style:family="paragraph">
      <style:paragraph-properties fo:margin-left="4.981cm" fo:margin-right="0cm" fo:margin-top="0cm" fo:margin-bottom="0.5cm" fo:text-indent="0cm"/>
    </style:style>
    <style:style style:name="P32" style:family="paragraph">
      <style:paragraph-properties fo:margin-left="4.981cm" fo:margin-right="0cm" fo:text-indent="0cm"/>
    </style:style>
    <style:style style:name="P33" style:family="paragraph">
      <style:text-properties style:font-name="Ubuntu Mono2"/>
    </style:style>
    <style:style style:name="P34" style:family="paragraph">
      <style:paragraph-properties fo:margin-left="3.736cm" fo:margin-right="0cm" fo:text-indent="0cm"/>
    </style:style>
    <style:style style:name="P35" style:family="paragraph">
      <style:paragraph-properties fo:margin-left="6.227cm" fo:margin-right="0cm" fo:margin-top="0cm" fo:margin-bottom="0cm" fo:text-indent="0cm"/>
    </style:style>
    <style:style style:name="P36" style:family="paragraph">
      <style:paragraph-properties fo:margin-left="0cm" fo:margin-right="0cm" fo:text-indent="0cm"/>
      <style:text-properties style:font-name="Ubuntu Mono2"/>
    </style:style>
    <style:style style:name="P37" style:family="paragraph">
      <style:paragraph-properties fo:margin-left="0cm" fo:margin-right="0cm" fo:margin-top="0cm" fo:margin-bottom="0cm" fo:text-indent="0cm"/>
      <style:text-properties style:font-name="Ubuntu Mono2"/>
    </style:style>
    <style:style style:name="P38" style:family="paragraph">
      <style:paragraph-properties fo:margin-left="0cm" fo:margin-right="0cm" fo:text-align="center" fo:text-indent="0cm"/>
    </style:style>
    <style:style style:name="P39" style:family="paragraph">
      <loext:graphic-properties draw:fill-color="#ffffff"/>
      <style:paragraph-properties fo:margin-left="0cm" fo:margin-right="0cm" fo:text-indent="0cm"/>
      <style:text-properties style:font-name="Univers1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DIN1"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e56b20" style:font-name="Univers LT Std" fo:font-size="22pt" style:letter-kerning="false" style:font-size-asian="22pt" style:font-name-complex="Univers 45 Light2" style:font-size-complex="22pt"/>
    </style:style>
    <style:style style:name="T3" style:family="text">
      <style:text-properties fo:color="#ffffff" style:text-line-through-style="none" style:text-line-through-type="none" style:font-name="Univers LT Std1" fo:font-size="17pt" fo:letter-spacing="normal" fo:font-style="normal" style:text-underline-style="none" fo:font-weight="normal" style:font-size-asian="17pt" style:font-style-asian="normal" style:font-weight-asian="normal" style:font-name-complex="Univers Light1" style:font-size-complex="17pt" style:font-style-complex="normal" style:font-weight-complex="normal"/>
    </style:style>
    <style:style style:name="T4" style:family="text">
      <style:text-properties fo:color="#000080" style:font-name="DIN1"/>
    </style:style>
    <style:style style:name="T5" style:family="text">
      <style:text-properties style:font-name="Univers LT Std1"/>
    </style:style>
    <style:style style:name="T6" style:family="text">
      <style:text-properties style:font-name="Ubuntu Mono2"/>
    </style:style>
    <style:style style:name="T7" style:family="text">
      <style:text-properties style:font-name="Univers1"/>
    </style:style>
    <style:style style:name="T8" style:family="text">
      <style:text-properties style:font-name="Univers LT St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800000" style:font-name="Ubuntu Mono2"/>
    </style:style>
    <style:style style:name="T14" style:family="text">
      <style:text-properties fo:color="#008000" style:font-name="Ubuntu Mono2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3333" style:font-name="Ubuntu Mono4" style:font-name-asian="Ubuntu Mono4" style:font-name-complex="Ubuntu Mono4"/>
    </style:style>
    <style:style style:name="T18" style:family="text">
      <style:text-properties fo:color="#ff3333" style:font-name="Ubuntu Mono2"/>
    </style:style>
    <style:style style:name="T19" style:family="text">
      <style:text-properties style:font-name="Univers1" fo:font-weight="bold" style:font-weight-asian="bold" style:font-weight-complex="bold"/>
    </style:style>
    <style:style style:name="T20" style:family="text">
      <style:text-properties style:font-name="Univers LT Std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8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Univers LT Std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Ubuntu Mono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Ubuntu Mono2"/>
    </style:style>
    <style:style style:name="T26" style:family="text">
      <style:text-properties fo:color="#000000" style:font-name="Univers1"/>
    </style:style>
    <style:style style:name="T27" style:family="text">
      <style:text-properties fo:color="#0000ff" style:font-name="Ubuntu Mono2"/>
    </style:style>
    <style:style style:name="T28" style:family="text">
      <style:text-properties fo:color="#000000" style:font-name="Univers LT Std"/>
    </style:style>
    <style:style style:name="T29" style:family="text">
      <style:text-properties fo:color="#0000ff" style:font-name="Ubuntu Mono2" fo:font-style="italic" style:font-style-asian="italic" style:font-style-complex="italic"/>
    </style:style>
    <style:style style:name="T30" style:family="text">
      <style:text-properties style:font-name="Univers LT Std1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ff0000"/>
    </style:style>
    <style:style style:name="T32" style:family="text">
      <style:text-properties style:font-name="Univers LT Std1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Univers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3.042cm" svg:height="2.935cm" svg:x="0cm" svg:y="5.603cm">
          <draw:text-box>
            <text:p text:style-name="P1"><text:span text:style-name="T1">Hauptseminar:</text:span></text:p>
            <text:p text:style-name="P1"><text:span text:style-name="T1">Rechnerarchitektur und Programmierung</text:span></text:p>
          </draw:text-box>
        </draw:frame>
        <draw:frame draw:style-name="gr2" draw:text-style-name="P4" draw:layer="layout" svg:width="23.876cm" svg:height="1.801cm" svg:x="0.762cm" svg:y="8.996cm">
          <draw:text-box>
            <text:p text:style-name="P3"><text:span text:style-name="T2">Neuerungen in C++11, 14 und 17 im Kontext <text:s/>Performance-Analyse von HPC-Anwendungen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6.09cm">
          <text:p text:style-name="P6"><text:span text:style-name="T3">Jan Stephan (jan.stephan@mailbox.tu-dresden.de)</text:span></text:p>
          <text:p text:style-name="P6"><text:span text:style-name="T3">Betreuer: Ronny Brendel (ronny.brendel@tu-dresden.de)</text:span></text:p>
          <text:p text:style-name="P6"><text:span text:style-name="T3">07. Juli 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</text:span><text:span text:style-name="T7">smart pointers, variadische Template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5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C++11 und C++14</text:p>
          </draw:text-box>
        </draw:frame>
        <draw:frame presentation:style-name="pr6" draw:layer="layout" svg:width="23.5cm" svg:height="14.002cm" svg:x="0.5cm" svg:y="2cm" presentation:class="outline" presentation:user-transformed="true">
          <draw:text-box>
            <text:list text:style-name="L3">
              <text:list-item>
                <text:p>C++11:</text:p>
                <text:list>
                  <text:list-item>
                    <text:p>zahlreiche Änderungen bei voller Rückwärtskompatibilität (C++98/C++03)</text:p>
                  </text:list-item>
                  <text:list-item>
                    <text:p>neue Features hauptsächlich in Standardbibliothek</text:p>
                  </text:list-item>
                  <text:list-item>
                    <text:p>Ziel: ansprechend für Anfänger, nützlich für Experten</text:p>
                  </text:list-item>
                </text:list>
              </text:list-item>
              <text:list-item>
                <text:p>C++14:</text:p>
                <text:list>
                  <text:list-item>
                    <text:p>„Bugfix“-Release</text:p>
                  </text:list-item>
                  <text:list-item>
                    <text:p>kleinere Änderungen an und Ergänzungen für C++1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9" draw:text-style-name="P14" draw:layer="layout" svg:width="23.5cm" svg:height="14.391cm" svg:x="0.5cm" svg:y="2cm" presentation:class="outline" presentation:user-transformed="true">
          <draw:text-box>
            <text:p text:style-name="P11"><text:span text:style-name="T9">C++ feels like a new language. That is, I can express my ideas more clearly, more </text:span><text:span text:style-name="T9">simply, and more directly in C++11 than I could in C++98. Furthermore, the resulting </text:span><text:span text:style-name="T9">programs are better checked by the compiler and run faster.</text:span></text:p>
            <text:p text:style-name="P12"><text:span text:style-name="T9">- Bjarne Stroustrup</text:span><text:span text:style-name="T10">[TCPP]</text:span></text:p>
            <text:p text:style-name="P13"><text:span text:style-name="T10"/></text:p>
          </draw:text-box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16" draw:layer="layout" svg:width="24.646cm" svg:height="13.748cm" svg:x="0.5cm" svg:y="2cm" presentation:class="outline" presentation:user-transformed="true">
          <draw:text-box>
            <text:p text:style-name="P11"><text:span text:style-name="T11">Drücke Ideen direkt im Code aus!</text:span></text:p>
            <text:p text:style-name="P11"><text:span text:style-name="T11"/></text:p>
            <text:p text:style-name="P11"><text:span text:style-name="T12">[CPPCG](P.1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Suche in C++03</text:p>
          </draw:text-box>
        </draw:frame>
        <draw:frame presentation:style-name="pr10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int</text:span><text:span text:style-name="T6"> index = -1; </text:span><text:span text:style-name="T14">// unnötig kompliziert</text:span></text:p>
            <text:p text:style-name="P18"><text:span text:style-name="T13">for</text:span><text:span text:style-name="T6">(</text:span><text:span text:style-name="T13">int</text:span><text:span text:style-name="T6"> i = 0; i &lt; v.size(); ++i)</text:span></text:p>
            <text:p text:style-name="P18"><text:span text:style-name="T6">{</text:span></text:p>
            <text:p text:style-name="P19"><text:span text:style-name="T13">if</text:span><text:span text:style-name="T6">(v[i] == val)</text:span></text:p>
            <text:p text:style-name="P19"><text:span text:style-name="T6">{</text:span></text:p>
            <text:p text:style-name="P20"><text:span text:style-name="T6">index = i;</text:span></text:p>
            <text:p text:style-name="P20"><text:span text:style-name="T6">break;</text:span></text:p>
            <text:p text:style-name="P19"><text:span text:style-name="T6">}</text:span></text:p>
            <text:p text:style-name="P18"><text:span text:style-name="T6">}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Suche in C++11</text:p>
          </draw:text-box>
        </draw:frame>
        <draw:frame presentation:style-name="pr10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13">void</text:span><text:span text:style-name="T6"> do_something(vector&lt;string&gt;&amp; v)</text:span></text:p>
            <text:p text:style-name="P17"><text:span text:style-name="T6">{</text:span></text:p>
            <text:p text:style-name="P18"><text:span text:style-name="T6">string val;</text:span></text:p>
            <text:p text:style-name="P18"><text:span text:style-name="T6">cin &gt;&gt; val;</text:span></text:p>
            <text:p text:style-name="P18"><text:span text:style-name="T14">// …</text:span></text:p>
            <text:p text:style-name="P18"><text:span text:style-name="T13">auto</text:span><text:span text:style-name="T6"> p = find(begin(v), end(v), val);</text:span></text:p>
            <text:p text:style-name="P18"><text:span text:style-name="T14">// 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Drücke Deine Absicht aus!</text:span></text:p>
            <text:p text:style-name="P11"><text:span text:style-name="T15"/></text:p>
            <text:p text:style-name="P11"><text:span text:style-name="T16">[CPPCG](P.3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Iteration in C++03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int</text:span><text:span text:style-name="T6"> i = 0;</text:span></text:p>
            <text:p text:style-name="P17"><text:span text:style-name="T13">while</text:span><text:span text:style-name="T6">(i &lt; v.size())</text:span></text:p>
            <text:p text:style-name="P17"><text:span text:style-name="T6">{</text:span></text:p>
            <text:p text:style-name="P18"><text:span text:style-name="T14">// tue etwas mit v[i]…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Iteration in C++11 / C++17</text:p>
          </draw:text-box>
        </draw:frame>
        <draw:frame presentation:style-name="pr11" draw:text-style-name="P24" draw:layer="layout" svg:width="23.5cm" svg:height="11.049cm" svg:x="0.5cm" svg:y="2cm" presentation:class="outline">
          <draw:text-box>
            <text:p text:style-name="P23"><text:span text:style-name="T13">for</text:span><text:span text:style-name="T6">(</text:span><text:span text:style-name="T13">const</text:span><text:span text:style-name="T6"> </text:span><text:span text:style-name="T13">auto</text:span><text:span text:style-name="T6">&amp; x : v) { </text:span><text:span text:style-name="T14">/* tue etwas mit x */</text:span><text:span text:style-name="T6"> }</text:span></text:p>
            <text:p text:style-name="P23"><text:span text:style-name="T13">for</text:span><text:span text:style-name="T6">(</text:span><text:span text:style-name="T13">auto</text:span><text:span text:style-name="T6">&amp;&amp; x : v) { </text:span><text:span text:style-name="T14">/* tue etwas mit x */</text:span><text:span text:style-name="T6"> }</text:span></text:p>
            <text:p text:style-name="P23"><text:span text:style-name="T6">for_each(begin(v), end(v), [](</text:span><text:span text:style-name="T13">int</text:span><text:span text:style-name="T6"> x) { </text:span><text:span text:style-name="T14">/* tue etwas mit x */</text:span><text:span text:style-name="T6"> });</text:span></text:p>
            <text:p text:style-name="P17"><text:span text:style-name="T6">for_each(execution::par, begin(v), end(v), [](</text:span><text:span text:style-name="T13">int</text:span><text:span text:style-name="T6"> x) {</text:span></text:p>
            <text:p text:style-name="P18"><text:span text:style-name="T14">/* tue etwas mit x */</text:span><text:span text:style-name="T6"> </text:span></text:p>
            <text:p text:style-name="P23"><text:span text:style-name="T6">}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Moderne C++-Philosophie</text:p>
          </draw:text-box>
        </draw:frame>
        <draw:frame presentation:style-name="pr10" draw:text-style-name="P11" draw:layer="layout" svg:width="24.646cm" svg:height="13.748cm" svg:x="0.5cm" svg:y="2cm" presentation:class="outline" presentation:user-transformed="true">
          <draw:text-box>
            <text:p text:style-name="P11"><text:span text:style-name="T15">Vermeide Ressourcenlecks!</text:span></text:p>
            <text:p text:style-name="P11"/>
            <text:p text:style-name="P11"><text:span text:style-name="T16">[CPPCG](P.8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Ressourcenakquise in C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FILE* input = fopen(name, </text:span><text:span text:style-name="T17">"</text:span><text:span text:style-name="T18">r</text:span><text:span text:style-name="T17">"</text:span><text:span text:style-name="T6">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8"><text:span text:style-name="T6">fclose(input)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Ressourcenakquise in C++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void</text:span><text:span text:style-name="T6"> f(</text:span><text:span text:style-name="T13">char</text:span><text:span text:style-name="T6">* name)</text:span></text:p>
            <text:p text:style-name="P17"><text:span text:style-name="T6">{</text:span></text:p>
            <text:p text:style-name="P18"><text:span text:style-name="T6">ifstream input(name);</text:span></text:p>
            <text:p text:style-name="P18"><text:span text:style-name="T14">// …</text:span></text:p>
            <text:p text:style-name="P18"><text:span text:style-name="T13">if</text:span><text:span text:style-name="T6">(something) </text:span><text:span text:style-name="T13">return</text:span><text:span text:style-name="T6">;</text:span></text:p>
            <text:p text:style-name="P18"><text:span text:style-name="T14">// …</text:span></text:p>
            <text:p text:style-name="P17"><text:span text:style-name="T6">}</text:span></text:p>
            <text:p text:style-name="P17"><text:span text:style-name="T6"/></text:p>
            <text:p text:style-name="P17"><text:span text:style-name="T6">→ </text:span><text:span text:style-name="T19">RAII</text:span><text:span text:style-name="T7"> (Resource Acquisition Is Initialization)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</text:p>
          </draw:text-box>
        </draw:frame>
        <draw:frame presentation:style-name="pr10" draw:text-style-name="P22" draw:layer="layout" svg:width="24.646cm" svg:height="13.748cm" svg:x="0.5cm" svg:y="2cm" presentation:class="outline" presentation:user-transformed="true">
          <draw:text-box>
            <text:p text:style-name="P11"><text:span text:style-name="T15">Benutze die Standardbibliothek!</text:span></text:p>
            <text:p text:style-name="P11"><text:span text:style-name="T15"/></text:p>
            <text:p text:style-name="P11"><text:span text:style-name="T16">[STC]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Standardbibliothek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6">char*</text:span>-Strings → <text:span text:style-name="T6">std::string</text:span></text:p>
              </text:list-item>
              <text:list-item>
                <text:p><text:span text:style-name="T6">[]</text:span>-Arrays → <text:span text:style-name="T6">std::vector / std::array</text:span></text:p>
              </text:list-item>
              <text:list-item>
                <text:p>Zeigerarithmetik → <text:span text:style-name="T6">&lt;algorithm&gt;</text:span></text:p>
              </text:list-item>
              <text:list-item>
                <text:p><text:span text:style-name="T6">new </text:span>/ <text:span text:style-name="T6">delete → make_shared </text:span><text:span text:style-name="T8">/</text:span><text:span text:style-name="T6"> make_unique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Moderne C++-Philosophie &gt; Folgen</text:p>
          </draw:text-box>
        </draw:frame>
        <draw:frame presentation:style-name="pr11" draw:layer="layout" svg:width="23.5cm" svg:height="11.049cm" svg:x="0.5cm" svg:y="2cm" presentation:class="outline">
          <draw:text-box>
            <text:list text:style-name="L3">
              <text:list-item>
                <text:p>höherer Abstraktionsgrad</text:p>
              </text:list-item>
              <text:list-item>
                <text:p>weniger Quelltext</text:p>
              </text:list-item>
              <text:list-item>
                <text:p>messbar schnelleres Programm [IPM] → schriftliche Ausarbeitung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20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5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1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Kernel (alt)</text:p>
          </draw:text-box>
        </draw:frame>
        <draw:frame presentation:style-name="pr9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1">__global__</text:span><text:span text:style-name="T22"> </text:span><text:span text:style-name="T21">void</text:span><text:span text:style-name="T22"> vector_add(</text:span><text:span text:style-name="T21">const</text:span><text:span text:style-name="T22"> </text:span><text:span text:style-name="T21">int</text:span><text:span text:style-name="T22">* </text:span><text:span text:style-name="T21">__restrict__</text:span><text:span text:style-name="T22"> a,</text:span></text:p>
            <text:p text:style-name="P25"><text:span text:style-name="T21">const</text:span><text:span text:style-name="T22"> </text:span><text:span text:style-name="T21">int</text:span><text:span text:style-name="T22">* </text:span><text:span text:style-name="T21">__restrict__</text:span><text:span text:style-name="T22"> b,</text:span></text:p>
            <text:p text:style-name="P25"><text:span text:style-name="T21">int</text:span><text:span text:style-name="T22">* </text:span><text:span text:style-name="T21">__restrict__</text:span><text:span text:style-name="T22"> c, </text:span></text:p>
            <text:p text:style-name="P25"><text:span text:style-name="T22">size_t size)</text:span></text:p>
            <text:p text:style-name="P17"><text:span text:style-name="T22">{</text:span></text:p>
            <text:p text:style-name="P18"><text:span text:style-name="T21">int</text:span><text:span text:style-name="T22"> i = threadIdx.x + blockIdx.x * blockDim.x;</text:span></text:p>
            <text:p text:style-name="P18"><text:span text:style-name="T21">if</text:span><text:span text:style-name="T22">(i &lt; size)</text:span></text:p>
            <text:p text:style-name="P19"><text:span text:style-name="T22">c[i] = a[i] + b[i];</text:span></text:p>
            <text:p text:style-name="P26"><text:span text:style-name="T22">}</text:span></text:p>
            <text:p text:style-name="P27"><text:span text:style-name="T23"/></text:p>
          </draw:text-box>
        </draw:frame>
        <presentation:notes draw:style-name="dp2">
          <draw:page-thumbnail draw:style-name="gr5" draw:layer="layout" svg:width="13.758cm" svg:height="10.319cm" svg:x="2.54cm" svg:y="2.064cm" draw:page-number="1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Kernel (neu)</text:p>
          </draw:text-box>
        </draw:frame>
        <draw:frame presentation:style-name="pr9" draw:text-style-name="P17" draw:layer="layout" svg:width="24.646cm" svg:height="14.391cm" svg:x="0.5cm" svg:y="2cm" presentation:class="outline" presentation:user-transformed="true">
          <draw:text-box>
            <text:p text:style-name="P17"><text:span text:style-name="T21">__global__</text:span><text:span text:style-name="T22"> </text:span><text:span text:style-name="T21">void</text:span><text:span text:style-name="T22"> vector_add(</text:span><text:span text:style-name="T21">const</text:span><text:span text:style-name="T22"> std::</text:span><text:span text:style-name="T24">int32_t</text:span><text:span text:style-name="T22">* </text:span><text:span text:style-name="T21">__restrict__</text:span><text:span text:style-name="T22"> a,</text:span></text:p>
            <text:p text:style-name="P25"><text:span text:style-name="T21">const</text:span><text:span text:style-name="T22"> std::</text:span><text:span text:style-name="T24">int32_t</text:span><text:span text:style-name="T22">* </text:span><text:span text:style-name="T21">__restrict__</text:span><text:span text:style-name="T22"> b,</text:span></text:p>
            <text:p text:style-name="P25"><text:span text:style-name="T24">std::int32_t</text:span><text:span text:style-name="T22">* </text:span><text:span text:style-name="T21">__restrict__</text:span><text:span text:style-name="T22"> c, </text:span></text:p>
            <text:p text:style-name="P25"><text:span text:style-name="T22">std::size_t size)</text:span></text:p>
            <text:p text:style-name="P17"><text:span text:style-name="T22">{</text:span></text:p>
            <text:p text:style-name="P18"><text:span text:style-name="T21">auto</text:span><text:span text:style-name="T22"> i = threadIdx.x + blockIdx.x * blockDim.x;</text:span></text:p>
            <text:p text:style-name="P18"><text:span text:style-name="T21">if</text:span><text:span text:style-name="T22">(i &lt; size)</text:span></text:p>
            <text:p text:style-name="P19"><text:span text:style-name="T22">c[i] = a[i] + b[i];</text:span></text:p>
            <text:p text:style-name="P26"><text:span text:style-name="T22">}</text:span></text:p>
            <text:p text:style-name="P27"><text:span text:style-name="T23"/></text:p>
          </draw:text-box>
        </draw:fram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Neuering in C++11: cstdint</text:p>
          </draw:text-box>
        </draw:frame>
        <draw:frame presentation:style-name="pr12" draw:layer="layout" svg:width="23.5cm" svg:height="11.049cm" svg:x="0.5cm" svg:y="2cm" presentation:class="outline">
          <draw:text-box>
            <text:list text:style-name="L3">
              <text:list-item>
                <text:p>Bibliothekserweiterung im C++11-Standard: <text:s/><text:span text:style-name="T6">&lt;cstdint&gt;</text:span> [CPP11](§18.4.1)</text:p>
              </text:list-item>
              <text:list-item>
                <text:p>enthält die aus dem C99-Standard bekannten Integer-Typen (<text:span text:style-name="T6">&lt;stdint.h&gt;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auto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pracherweiterung im C++11-Standard: <text:span text:style-name="T6">auto </text:span><text:span text:style-name="T8">[CPP11](§7.1.6.4)</text:span></text:p>
              </text:list-item>
              <text:list-item>
                <text:p><text:span text:style-name="T8">für Variablen:</text:span></text:p>
              </text:list-item>
            </text:list>
            <text:p text:style-name="P18"><text:span text:style-name="T13">auto</text:span><text:span text:style-name="T6"> x = 0; </text:span><text:span text:style-name="T14">// wenn der Datenyp unwichtig ist</text:span></text:p>
            <text:p text:style-name="P18"><text:span text:style-name="T13">auto</text:span><text:span text:style-name="T6"> f = </text:span><text:span text:style-name="T13">float</text:span><text:span text:style-name="T25">(</text:span><text:span text:style-name="T6">0); </text:span><text:span text:style-name="T14">// bei Festlegung auf einen Datentypen</text:span></text:p>
            <text:p text:style-name="P28"><text:span text:style-name="T13">auto</text:span><text:span text:style-name="T6"> two = std::sqrt(4); </text:span><text:span text:style-name="T14">// Herleitung aus Rückgabetypen</text:span></text:p>
            <text:list text:continue-numbering="true" text:style-name="L3">
              <text:list-item>
                <text:p text:style-name="P13"><text:span text:style-name="T26">für Funktionen:</text:span></text:p>
              </text:list-item>
            </text:list>
            <text:p text:style-name="P29"><text:span text:style-name="T13">auto</text:span><text:span text:style-name="T6"> foo(</text:span><text:span text:style-name="T25">std::int32_t a, std::int32_t b) -&gt; std::int32_t;</text:span></text:p>
            <text:p text:style-name="P18"><text:span text:style-name="T13">template</text:span><text:span text:style-name="T25"> &lt;</text:span><text:span text:style-name="T13">class</text:span><text:span text:style-name="T25"> T, </text:span><text:span text:style-name="T13">class</text:span><text:span text:style-name="T25"> U&gt;</text:span></text:p>
            <text:p text:style-name="P29"><text:span text:style-name="T13">auto</text:span><text:span text:style-name="T25"> bar(T a, U b) -&gt; </text:span><text:span text:style-name="T13">decltype</text:span><text:span text:style-name="T25">(a + b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Vektorerstellung (alt)</text:p>
          </draw:text-box>
        </draw:frame>
        <draw:frame presentation:style-name="pr10" draw:text-style-name="P30" draw:layer="layout" svg:width="23.5cm" svg:height="13.748cm" svg:x="0.5cm" svg:y="2cm" presentation:class="outline" presentation:user-transformed="true">
          <draw:text-box>
            <text:p text:style-name="P26"><text:span text:style-name="T13">#define </text:span><text:span text:style-name="T27">SIZE</text:span><text:span text:style-name="T6"> = 1000;</text:span></text:p>
            <text:p text:style-name="P17"><text:span text:style-name="T13">int</text:span><text:span text:style-name="T25">* host_a = </text:span><text:span text:style-name="T13">new</text:span><text:span text:style-name="T25"> </text:span><text:span text:style-name="T13">int</text:span><text:span text:style-name="T25">[</text:span><text:span text:style-name="T27">SIZE</text:span><text:span text:style-name="T25">];</text:span></text:p>
            <text:p text:style-name="P26"><text:span text:style-name="T13">int</text:span><text:span text:style-name="T25">* host_b = </text:span><text:span text:style-name="T13">new</text:span><text:span text:style-name="T25"> </text:span><text:span text:style-name="T13">int</text:span><text:span text:style-name="T25">[</text:span><text:span text:style-name="T27">SIZE</text:span><text:span text:style-name="T25">];</text:span></text:p>
            <text:p text:style-name="P17"><text:span text:style-name="T13">for</text:span><text:span text:style-name="T6">(size_t i = 0; i &lt; </text:span><text:span text:style-name="T27">SIZE</text:span><text:span text:style-name="T6">; ++i)</text:span></text:p>
            <text:p text:style-name="P17"><text:span text:style-name="T6">{</text:span></text:p>
            <text:p text:style-name="P18"><text:span text:style-name="T6">host_a[i] = std::rand();</text:span></text:p>
            <text:p text:style-name="P18"><text:span text:style-name="T6">host_b[i] = std::rand();</text:span></text:p>
            <text:p text:style-name="P23"><text:span text:style-name="T6">}</text:span></text:p>
            <text:p text:style-name="P23"><text:span text:style-name="T14">// …</text:span></text:p>
            <text:p text:style-name="P17"><text:span text:style-name="T13">delete</text:span><text:span text:style-name="T6">[] host_b;</text:span></text:p>
            <text:p text:style-name="P23"><text:span text:style-name="T13">delete</text:span><text:span text:style-name="T6">[] host_a;</text:span></text:p>
            <text:p text:style-name="P23"><text:span text:style-name="T6"/></text:p>
          </draw:text-box>
        </draw:frame>
        <presentation:notes draw:style-name="dp2">
          <draw:page-thumbnail draw:style-name="gr5" draw:layer="layout" svg:width="13.758cm" svg:height="10.319cm" svg:x="2.54cm" svg:y="2.064cm" draw:page-number="2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Vektorerstellung (neu)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constexpr</text:span><text:span text:style-name="T6"> </text:span><text:span text:style-name="T13">auto</text:span><text:span text:style-name="T6"> size = 1000;</text:span></text:p>
            <text:p text:style-name="P17"><text:span text:style-name="T6"/></text:p>
            <text:p text:style-name="P17"><text:span text:style-name="T13">auto</text:span><text:span text:style-name="T6"> host_a = std::make_unique&lt;std::uint32_t[]&gt;(size);</text:span></text:p>
            <text:p text:style-name="P17"><text:span text:style-name="T13">auto</text:span><text:span text:style-name="T6"> host_b = std::make_unique&lt;std::uint32_t[]&gt;(size);</text:span></text:p>
            <text:p text:style-name="P17"><text:span text:style-name="T25"/></text:p>
            <text:p text:style-name="P17"><text:span text:style-name="T25">std::generate(a.get(), a.get() + size, std::rand);</text:span></text:p>
            <text:p text:style-name="P26"><text:span text:style-name="T25">std::generate(b.get(), b.get() + size, std::rand);</text:span></text:p>
            <text:p text:style-name="P26"><text:span text:style-name="T14">// …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constexpr</text:p>
          </draw:text-box>
        </draw:frame>
        <draw:frame presentation:style-name="pr13" draw:layer="layout" svg:width="23.5cm" svg:height="13.695cm" svg:x="0.5cm" svg:y="1.545cm" presentation:class="outline" presentation:user-transformed="true">
          <draw:text-box>
            <text:list text:style-name="L3">
              <text:list-item>
                <text:p>Spracherweiterung im C++11-Standard: <text:span text:style-name="T6">constexpr </text:span><text:span text:style-name="T8">[CPP11](§7.1.5)</text:span></text:p>
              </text:list-item>
              <text:list-item>
                <text:p><text:span text:style-name="T8">für Variablen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0; </text:span><text:span text:style-name="T14">// Wert steht zur Compilezeit fest</text:span></text:p>
            <text:list text:continue-numbering="true" text:style-name="L3">
              <text:list-item>
                <text:p text:style-name="P13"><text:span text:style-name="T8">für Funktionen:</text:span></text:p>
              </text:list-item>
            </text:list>
            <text:p text:style-name="P18"><text:span text:style-name="T13">constexpr</text:span><text:span text:style-name="T6"> </text:span><text:span text:style-name="T13">auto</text:span><text:span text:style-name="T6"> max(std::int32_t a, std::int32_t b) -&gt; std::int32_t </text:span></text:p>
            <text:p text:style-name="P18"><text:span text:style-name="T6">{</text:span></text:p>
            <text:p text:style-name="P19"><text:span text:style-name="T14">// Auswertung zur Compile-Zeit möglich</text:span></text:p>
            <text:p text:style-name="P19"><text:span text:style-name="T13">return</text:span><text:span text:style-name="T6"> (a &gt; b) ? a : b;</text:span></text:p>
            <text:p text:style-name="P28"><text:span text:style-name="T6">}</text:span></text:p>
            <text:list text:continue-numbering="true" text:style-name="L3">
              <text:list-item>
                <text:p text:style-name="P13"><text:span text:style-name="T7">kombiniert:</text:span></text:p>
              </text:list-item>
            </text:list>
            <text:p text:style-name="P28"><text:span text:style-name="T13">constexpr</text:span><text:span text:style-name="T6"> </text:span><text:span text:style-name="T13">auto</text:span><text:span text:style-name="T6"> i = max(2, 3); </text:span><text:span text:style-name="T14">// Auswertung zur Compile-Zeit</text:span></text:p>
            <text:p text:style-name="P18"><text:span text:style-name="T14">// Auswertung zur Compile-Zeit oder zur Laufzeit</text:span></text:p>
            <text:p text:style-name="P28"><text:span text:style-name="T13">auto</text:span><text:span text:style-name="T6"> j = max(x, y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Smart pointers</text:p>
          </draw:text-box>
        </draw:frame>
        <draw:frame presentation:style-name="pr14" draw:layer="layout" svg:width="23.5cm" svg:height="13.494cm" svg:x="0.5cm" svg:y="2cm" presentation:class="outline" presentation:user-transformed="true">
          <draw:text-box>
            <text:list text:style-name="L3">
              <text:list-item>
                <text:p>Bibliothekserweiterung im C++11-Standard: smart pointers [CPP11](§20.7)</text:p>
                <text:list>
                  <text:list-item>
                    <text:p text:style-name="P13"><text:span text:style-name="T6">unique_ptr</text:span></text:p>
                  </text:list-item>
                  <text:list-item>
                    <text:p text:style-name="P13"><text:span text:style-name="T6">shared_ptr</text:span></text:p>
                  </text:list-item>
                  <text:list-item>
                    <text:p text:style-name="P13"><text:span text:style-name="T6">weak_ptr</text:span></text:p>
                  </text:list-item>
                </text:list>
              </text:list-item>
              <text:list-item>
                <text:p text:style-name="P13"><text:span text:style-name="T7">veraltet: </text:span><text:span text:style-name="T6">auto_ptr</text:span></text:p>
              </text:list-item>
              <text:list-item>
                <text:p text:style-name="P13"><text:span text:style-name="T7">Speicherallokation:</text:span></text:p>
              </text:list-item>
            </text:list>
            <text:p text:style-name="P18"><text:span text:style-name="T13">auto</text:span><text:span text:style-name="T6"> unique = std::make_unique&lt;std::int32_t[]&gt;(size); </text:span><text:span text:style-name="T14">// C++14</text:span></text:p>
            <text:p text:style-name="P18"><text:span text:style-name="T13">auto</text:span><text:span text:style-name="T6"> shared = std::make_shared&lt;std::int32_t[]&gt;(size); </text:span><text:span text:style-name="T14">// C++11</text:span></text:p>
            <text:p text:style-name="P28"><text:span text:style-name="T13">auto</text:span><text:span text:style-name="T6"> weak = std::weak_ptr&lt;std::int32_t[]&gt;(shared); </text:span><text:span text:style-name="T14">// C++11</text:span></text:p>
            <text:list text:continue-numbering="true" text:style-name="L3">
              <text:list-item>
                <text:p text:style-name="P13"><text:span text:style-name="T28">Speicherfreigabe: automatisch dank RAII</text:span></text:p>
              </text:list-item>
              <text:list-item>
                <text:p text:style-name="P13"><text:span text:style-name="T25">new</text:span><text:span text:style-name="T28">/</text:span><text:span text:style-name="T25">delete</text:span><text:span text:style-name="T28"> überflüssig</text:span></text:p>
              </text:list-item>
            </text:list>
            <text:p text:style-name="P28"><text:span text:style-name="T6"><text:s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25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Vektoraddition mit CUDA &gt; Speicherverwaltung</text:p>
          </draw:text-box>
        </draw:frame>
        <draw:frame presentation:style-name="pr14" draw:text-style-name="P21" draw:layer="layout" svg:width="23.5cm" svg:height="13.494cm" svg:x="0.5cm" svg:y="2cm" presentation:class="outline" presentation:user-transformed="true">
          <draw:text-box>
            <text:p text:style-name="P17"><text:span text:style-name="T13">int</text:span><text:span text:style-name="T6">* dev_a = </text:span><text:span text:style-name="T13">NULL</text:span><text:span text:style-name="T6">;</text:span></text:p>
            <text:p text:style-name="P17"><text:span text:style-name="T6">cudaMalloc((</text:span><text:span text:style-name="T13">void</text:span><text:span text:style-name="T6">**) &amp;dev_a, </text:span><text:span text:style-name="T27">SIZE</text:span><text:span text:style-name="T6"> * </text:span><text:span text:style-name="T13">sizeof</text:span><text:span text:style-name="T6">(</text:span><text:span text:style-name="T13">int</text:span><text:span text:style-name="T6">));</text:span></text:p>
            <text:p text:style-name="P17"><text:span text:style-name="T14"/></text:p>
            <text:p text:style-name="P26"><text:span text:style-name="T14">// …</text:span></text:p>
            <text:p text:style-name="P26"><text:span text:style-name="T6">cudaFree(dev_a);</text:span></text:p>
            <text:p text:style-name="P26"><text:span text:style-name="T14">/* besser: */</text:span></text:p>
            <text:p text:style-name="P26"><text:span text:style-name="T13">auto</text:span><text:span text:style-name="T6"> dev_a = make_device_ptr&lt;std::int32_t&gt;(size);</text:span></text:p>
            <text:p text:style-name="P26"><text:span text:style-name="T14">// …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Vektoraddition mit CUDA &gt; Speicherverwaltung</text:p>
          </draw:text-box>
        </draw:frame>
        <draw:frame presentation:style-name="pr15" draw:text-style-name="P21" draw:layer="layout" svg:width="23.5cm" svg:height="16.537cm" svg:x="0.5cm" svg:y="1.243cm" presentation:class="outline" presentation:user-transformed="true">
          <draw:text-box>
            <text:p text:style-name="P17"><text:span text:style-name="T14">// host_ptr analog</text:span></text:p>
            <text:p text:style-name="P17"><text:span text:style-name="T13">template </text:span><text:span text:style-name="T25">&lt;</text:span><text:span text:style-name="T13">class </text:span><text:span text:style-name="T25">T&gt;</text:span></text:p>
            <text:p text:style-name="P17"><text:span text:style-name="T13">auto</text:span><text:span text:style-name="T6"> make_device_ptr(std::size_t size) -&gt; device_ptr&lt;T&gt;</text:span></text:p>
            <text:p text:style-name="P17"><text:span text:style-name="T6">{</text:span></text:p>
            <text:p text:style-name="P18"><text:span text:style-name="T13">auto</text:span><text:span text:style-name="T6"> p = </text:span><text:span text:style-name="T13">static_cast</text:span><text:span text:style-name="T6">&lt;T*&gt;(</text:span><text:span text:style-name="T13">nullptr</text:span><text:span text:style-name="T6">);</text:span></text:p>
            <text:p text:style-name="P18"><text:span text:style-name="T6">cudaMalloc(</text:span><text:span text:style-name="T13">reinterpret_cast</text:span><text:span text:style-name="T6">&lt;</text:span><text:span text:style-name="T13">void</text:span><text:span text:style-name="T6">**&gt;(&amp;p), size * </text:span><text:span text:style-name="T13">sizeof</text:span><text:span text:style-name="T6">(T));</text:span></text:p>
            <text:p text:style-name="P18"><text:span text:style-name="T13">return</text:span><text:span text:style-name="T6"> device_ptr&lt;T&gt;(p);</text:span></text:p>
            <text:p text:style-name="P26"><text:span text:style-name="T6">}</text:span></text:p>
            <text:p text:style-name="P17"><text:span text:style-name="T13">struct </text:span><text:span text:style-name="T25">device_deleter</text:span></text:p>
            <text:p text:style-name="P17"><text:span text:style-name="T25">{</text:span></text:p>
            <text:p text:style-name="P18"><text:span text:style-name="T13">auto</text:span><text:span text:style-name="T25"> </text:span><text:span text:style-name="T13">operator</text:span><text:span text:style-name="T25">()(</text:span><text:span text:style-name="T13">void</text:span><text:span text:style-name="T25">* p) -&gt; </text:span><text:span text:style-name="T13">void </text:span><text:span text:style-name="T25">{ cudaFree(p); }</text:span></text:p>
            <text:p text:style-name="P26"><text:span text:style-name="T25">};</text:span></text:p>
            <text:p text:style-name="P17"><text:span text:style-name="T13">template</text:span><text:span text:style-name="T25"> &lt;</text:span><text:span text:style-name="T13">class</text:span><text:span text:style-name="T25"> T&gt;</text:span></text:p>
            <text:p text:style-name="P26"><text:span text:style-name="T13">using</text:span><text:span text:style-name="T6"> device_ptr = std::unique_ptr&lt;T[], device_deleter&gt;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7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using</text:p>
          </draw:text-box>
        </draw:frame>
        <draw:frame presentation:style-name="pr10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Spracherweiterung in C++11: <text:span text:style-name="T6">using</text:span> [CPP11](§7.1.3/2)</text:p>
              </text:list-item>
            </text:list>
            <text:p text:style-name="P18"><text:span text:style-name="T13">typedef int </text:span><text:span text:style-name="T25">my_type; </text:span><text:span text:style-name="T14">//</text:span><text:span text:style-name="T25"> </text:span><text:span text:style-name="T14">alt</text:span></text:p>
            <text:p text:style-name="P29"><text:span text:style-name="T13">using </text:span><text:span text:style-name="T25">my_type</text:span><text:span text:style-name="T13"> </text:span><text:span text:style-name="T25">=</text:span><text:span text:style-name="T13"> int</text:span><text:span text:style-name="T25">; </text:span><text:span text:style-name="T14">// neu</text:span></text:p>
            <text:p text:style-name="P18"><text:span text:style-name="T13">typedef void</text:span><text:span text:style-name="T25"> (*func_ptr)(</text:span><text:span text:style-name="T13">double</text:span><text:span text:style-name="T25">); </text:span><text:span text:style-name="T14">// alt</text:span></text:p>
            <text:p text:style-name="P28"><text:span text:style-name="T13">using</text:span><text:span text:style-name="T25"> func_ptr = </text:span><text:span text:style-name="T13">void</text:span><text:span text:style-name="T25"> (*)(</text:span><text:span text:style-name="T13">double</text:span><text:span text:style-name="T25">); </text:span><text:span text:style-name="T14">// neu</text:span></text:p>
            <text:p text:style-name="P18"><text:span text:style-name="T14">// neu, funktioniert nicht mit typedef</text:span></text:p>
            <text:p text:style-name="P18"><text:span text:style-name="T13">template</text:span><text:span text:style-name="T14"> </text:span><text:span text:style-name="T25">&lt;</text:span><text:span text:style-name="T13">class</text:span><text:span text:style-name="T14"> </text:span><text:span text:style-name="T25">T&gt;</text:span></text:p>
            <text:p text:style-name="P28"><text:span text:style-name="T13">using</text:span><text:span text:style-name="T14"> </text:span><text:span text:style-name="T25">my_vec = std::vector&lt;T, my_allocator&gt;; 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8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Kopiervorgang</text:p>
          </draw:text-box>
        </draw:frame>
        <draw:frame presentation:style-name="pr16" draw:text-style-name="P21" draw:layer="layout" svg:width="23.5cm" svg:height="13.748cm" svg:x="0.5cm" svg:y="2cm" presentation:class="outline" presentation:user-transformed="true">
          <draw:text-box>
            <text:p text:style-name="P17"><text:span text:style-name="T6">cudaMemcpy(dev_a, host_a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HostToDevice</text:span><text:span text:style-name="T6">);</text:span></text:p>
            <text:p text:style-name="P23"><text:span text:style-name="T6">cudaMemcpy(dev_b, host_b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HostToDevice</text:span><text:span text:style-name="T6">);</text:span></text:p>
            <text:p text:style-name="P23"><text:span text:style-name="T14">// …</text:span></text:p>
            <text:p text:style-name="P23"><text:span text:style-name="T6">cudaMemcpy(host_c, dev_c, </text:span><text:span text:style-name="T27">SIZE </text:span><text:span text:style-name="T25">* </text:span><text:span text:style-name="T13">sizeof</text:span><text:span text:style-name="T25">(</text:span><text:span text:style-name="T13">int</text:span><text:span text:style-name="T25">)</text:span><text:span text:style-name="T6">, </text:span><text:span text:style-name="T29">cudaMemcpyDeviceToHost</text:span><text:span text:style-name="T6">);</text:span></text:p>
            <text:p text:style-name="P23"><text:span text:style-name="T14">/* angepasst: */</text:span></text:p>
            <text:p text:style-name="P17"><text:span text:style-name="T6">cudaMemcpy(dev_a.get(), host_a.get(), size * </text:span><text:span text:style-name="T13">sizeof</text:span><text:span text:style-name="T6">(std::int32_t), </text:span></text:p>
            <text:p text:style-name="P20"><text:span text:style-name="T29">cudaMemcpyHostToDevice</text:span><text:span text:style-name="T6">);</text:span></text:p>
            <text:p text:style-name="P17"><text:span text:style-name="T6">cudaMemcpy(dev_b.get(), host_b.get(), size * </text:span><text:span text:style-name="T13">sizeof</text:span><text:span text:style-name="T6">(std::int32_t),</text:span></text:p>
            <text:p text:style-name="P31"><text:span text:style-name="T29">cudaMemcpyHostToDevice</text:span><text:span text:style-name="T6">);</text:span></text:p>
            <text:p text:style-name="P26"><text:span text:style-name="T14">// …</text:span></text:p>
            <text:p text:style-name="P17"><text:span text:style-name="T6">cudaMemcpy(host_c.get(), dev_c.get(), size * </text:span><text:span text:style-name="T13">sizeof</text:span><text:span text:style-name="T6">(std::int32_t),</text:span></text:p>
            <text:p text:style-name="P20"><text:span text:style-name="T29">cudaMemcpyDeviceToHost</text:span><text:span text:style-name="T6">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2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: Kernelaufruf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int</text:span><text:span text:style-name="T6"> block_size = 1024;</text:span></text:p>
            <text:p text:style-name="P26"><text:span text:style-name="T13">int</text:span><text:span text:style-name="T6"> grid_size = (</text:span><text:span text:style-name="T13">int</text:span><text:span text:style-name="T6">) std::ceil((</text:span><text:span text:style-name="T13">float</text:span><text:span text:style-name="T6">) </text:span><text:span text:style-name="T27">SIZE</text:span><text:span text:style-name="T6"> / block_size);</text:span></text:p>
            <text:p text:style-name="P23"><text:span text:style-name="T6">vec_add&lt;&lt;&lt;grid_size, block_size&gt;&gt;&gt;(dev_a, dev_b, dev_c, </text:span><text:span text:style-name="T27">SIZE</text:span><text:span text:style-name="T6">);</text:span></text:p>
            <text:p text:style-name="P23"><text:span text:style-name="T14">/* besser: */</text:span></text:p>
            <text:p text:style-name="P17"><text:span text:style-name="T6">cuda_launch(vec_add, dev_a.get(), dev_b.get(), dev_c.get(), size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: Kernelaufruf</text:p>
          </draw:text-box>
        </draw:frame>
        <draw:frame presentation:style-name="pr11" draw:text-style-name="P21" draw:layer="layout" svg:width="23.5cm" svg:height="11.049cm" svg:x="0.5cm" svg:y="2cm" presentation:class="outline">
          <draw:text-box>
            <text:p text:style-name="P17"><text:span text:style-name="T13">template</text:span><text:span text:style-name="T6"> &lt;</text:span><text:span text:style-name="T13">class</text:span><text:span text:style-name="T6">... Args&gt;</text:span></text:p>
            <text:p text:style-name="P17"><text:span text:style-name="T13">auto</text:span><text:span text:style-name="T6"> cuda_launch(</text:span><text:span text:style-name="T13">void</text:span><text:span text:style-name="T6"> (*kernel)(Args...), Args... args) -&gt; </text:span><text:span text:style-name="T13">void</text:span></text:p>
            <text:p text:style-name="P23"><text:span text:style-name="T6">{</text:span></text:p>
            <text:p text:style-name="P18"><text:span text:style-name="T14">// berechne grid_size und block_size</text:span></text:p>
            <text:p text:style-name="P18"><text:span text:style-name="T6">kernel&lt;&lt;&lt;grid_size, block_size&gt;&gt;&gt;(args...);</text:span></text:p>
            <text:p text:style-name="P23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Neuerung in C++11: variadische Templates</text:p>
          </draw:text-box>
        </draw:frame>
        <draw:frame presentation:style-name="pr11" draw:layer="layout" svg:width="23.5cm" svg:height="11.049cm" svg:x="0.5cm" svg:y="2cm" presentation:class="outline">
          <draw:text-box>
            <text:list text:style-name="L3">
              <text:list-item>
                <text:p>Spracherweiterung in C++11: variadische Templates [CPP11](§14.2.15)</text:p>
              </text:list-item>
              <text:list-item>
                <text:p>„Parameter-Packs“ werden zur Compilezeit entpackt</text:p>
              </text:list-item>
              <text:list-item>
                <text:p>Funktionsweise ähnlich wie variadische Funktionen aus C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Vektoraddition mit CUDA &gt; Zusammenfassung</text:p>
          </draw:text-box>
        </draw:frame>
        <draw:frame presentation:style-name="pr17" draw:text-style-name="P33" draw:layer="layout" svg:width="23.5cm" svg:height="13.847cm" svg:x="0.5cm" svg:y="1.647cm" presentation:class="outline" presentation:user-transformed="true">
          <draw:text-box>
            <text:p text:style-name="P23"><text:span text:style-name="T13">constexpr</text:span><text:span text:style-name="T6"> </text:span><text:span text:style-name="T13">auto</text:span><text:span text:style-name="T6"> size = 1000;</text:span></text:p>
            <text:p text:style-name="P17"><text:span text:style-name="T13">auto</text:span><text:span text:style-name="T6"> host_a = make_host_ptr&lt;std::int32_t&gt;(size);</text:span></text:p>
            <text:p text:style-name="P17"><text:span text:style-name="T13">auto</text:span><text:span text:style-name="T6"> host_b = make_host_ptr&lt;std::int32_t&gt;(size);</text:span></text:p>
            <text:p text:style-name="P23"><text:span text:style-name="T13">auto</text:span><text:span text:style-name="T6"> host_c = make_host_ptr&lt;std::int32_t&gt;(size);</text:span></text:p>
            <text:p text:style-name="P17"><text:span text:style-name="T13">auto</text:span><text:span text:style-name="T6"> dev_a = make_device_ptr&lt;std::int32_t&gt;(size);</text:span></text:p>
            <text:p text:style-name="P17"><text:span text:style-name="T13">auto</text:span><text:span text:style-name="T6"> dev_b = make_device_ptr&lt;std::int32_t&gt;(size);</text:span></text:p>
            <text:p text:style-name="P23"><text:span text:style-name="T13">auto</text:span><text:span text:style-name="T6"> dev_c = make_device_ptr&lt;std::int32_t&gt;(size);</text:span></text:p>
            <text:p text:style-name="P17"><text:span text:style-name="T6">std::generate(host_a.get(), host_a.get() + size, std::rand);</text:span></text:p>
            <text:p text:style-name="P23"><text:span text:style-name="T6">std::generate(host_b.get(), host_b.get() + size, std::rand);</text:span></text:p>
            <text:p text:style-name="P17"><text:span text:style-name="T6">cudaMemcpy(dev_a.get(), host_a.get(), size * sizeof(std::int32_t), </text:span></text:p>
            <text:p text:style-name="P20"><text:span text:style-name="T29">cudaMemcpyHostToDevice</text:span><text:span text:style-name="T6">);</text:span></text:p>
            <text:p text:style-name="P17"><text:span text:style-name="T6">cudaMemcpy(dev_b.get(), host_b.get(), size * sizeof(std::int32_t),</text:span></text:p>
            <text:p text:style-name="P32"><text:span text:style-name="T29">cudaMemcpyHostToDevice</text:span><text:span text:style-name="T6">);</text:span></text:p>
            <text:p text:style-name="P23"><text:span text:style-name="T6">cuda_launch(vec_add, dev_a.get(), dev_b.get(), dev_c.get(), size);</text:span></text:p>
            <text:p text:style-name="P17"><text:span text:style-name="T6">cudaMemcpy(host_c.get(), dev_c.get(), size * sizeof(std::int32_t),</text:span></text:p>
            <text:p text:style-name="P32"><text:span text:style-name="T29">cudaMemcpyDeviceToHost</text:span><text:span text:style-name="T6">)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3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20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5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5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4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Fallbeispiel: Producer-Consumer-Queue</text:p>
          </draw:text-box>
        </draw:frame>
        <draw:frame presentation:style-name="pr18" draw:layer="layout" svg:width="23.5cm" svg:height="11.793cm" svg:x="0.5cm" svg:y="2cm" presentation:class="outline" presentation:user-transformed="true">
          <draw:text-box>
            <text:list text:style-name="L3">
              <text:list-item>
                <text:p>Aufgabe: Implementierung einer Producer-Consumer-Queue[PPP]</text:p>
              </text:list-item>
              <text:list-item>
                <text:p>Probleme vor C++11: </text:p>
                <text:list>
                  <text:list-item>
                    <text:p>kein plattformunabhängiger Weg (Pthreads, Win32-Threads, …)</text:p>
                  </text:list-item>
                  <text:list-item>
                    <text:p>kein nativer „C++-Weg“ (RAII [insbesondere Destruktoren], …), Wrapper erforderlich</text:p>
                  </text:list-item>
                  <text:list-item>
                    <text:p>keine plattformunabhängige Unterstützung für Atomics</text:p>
                  </text:list-item>
                </text:list>
              </text:list-item>
              <text:list-item>
                <text:p>seit C++11:</text:p>
                <text:list>
                  <text:list-item>
                    <text:p text:style-name="P13"><text:span text:style-name="T6">&lt;thread&gt;</text:span> zur Erzeugung von Threads</text:p>
                  </text:list-item>
                  <text:list-item>
                    <text:p text:style-name="P13"><text:span text:style-name="T6">&lt;mutex&gt;</text:span> und <text:span text:style-name="T6">&lt;condition_variable&gt;</text:span> zur Threadsynchronisierung</text:p>
                  </text:list-item>
                  <text:list-item>
                    <text:p text:style-name="P13"><text:span text:style-name="T6">&lt;atomic&gt;</text:span> für atomare Operationen</text:p>
                  </text:list-item>
                  <text:list-item>
                    <text:p text:style-name="P13"><text:span text:style-name="T6">&lt;future&gt;</text:span> für asynchrone Operationen (ohne explizite Threaderzeugung durch Programmierer, hier nicht gezeig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Producer-Consumer-Queue: Threaderzeugung</text:p>
          </draw:text-box>
        </draw:frame>
        <draw:frame presentation:style-name="pr19" draw:text-style-name="P21" draw:layer="layout" svg:width="23.5cm" svg:height="13.701cm" svg:x="0.5cm" svg:y="2cm" presentation:class="outline" presentation:user-transformed="true">
          <draw:text-box>
            <text:p text:style-name="P17"><text:span text:style-name="T13">auto</text:span><text:span text:style-name="T6"> main() -&gt; </text:span><text:span text:style-name="T13">int</text:span></text:p>
            <text:p text:style-name="P17"><text:span text:style-name="T6">{</text:span></text:p>
            <text:p text:style-name="P18"><text:span text:style-name="T13">auto</text:span><text:span text:style-name="T6"> q = queue();</text:span></text:p>
            <text:p text:style-name="P18"><text:span text:style-name="T13">auto</text:span><text:span text:style-name="T6"> p = std::thread([&amp;q]() { q.push(create_object()); });</text:span></text:p>
            <text:p text:style-name="P18"><text:span text:style-name="T13">auto</text:span><text:span text:style-name="T6"> c = std::thread([&amp;q]() { use_object(q.pop()); });</text:span></text:p>
            <text:p text:style-name="P18"><text:span text:style-name="T6"/></text:p>
            <text:p text:style-name="P18"><text:span text:style-name="T6">p.join();</text:span></text:p>
            <text:p text:style-name="P18"><text:span text:style-name="T6">c.join();</text:span></text:p>
            <text:p text:style-name="P18"><text:span text:style-name="T6"/></text:p>
            <text:p text:style-name="P18"><text:span text:style-name="T13">return</text:span><text:span text:style-name="T6"> 0;</text:span></text:p>
            <text:p text:style-name="P26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Neuerung in C++11: Lambdas</text:p>
          </draw:text-box>
        </draw:frame>
        <draw:frame presentation:style-name="pr12" draw:layer="layout" svg:width="24.646cm" svg:height="11.049cm" svg:x="0.5cm" svg:y="2cm" presentation:class="outline" presentation:user-transformed="true">
          <draw:text-box>
            <text:list text:style-name="L3">
              <text:list-item>
                <text:p>Neuerung im C++11-Standard: Lambdas [CPP11](§5.1.2)</text:p>
              </text:list-item>
              <text:list-item>
                <text:p>einfacher Weg, um simple Funktionen zu erzeugen</text:p>
              </text:list-item>
            </text:list>
            <text:p text:style-name="P28"><text:span text:style-name="T6">for_each(begin(v), end(v), [](</text:span><text:span text:style-name="T13">auto</text:span><text:span text:style-name="T6">&amp; x) { ++x; });</text:span></text:p>
            <text:p text:style-name="P18"><text:span text:style-name="T13">auto</text:span><text:span text:style-name="T6"> val = 5;</text:span></text:p>
            <text:p text:style-name="P18"><text:span text:style-name="T6">transform(begin(in), end(in), begin(out), [=](</text:span><text:span text:style-name="T13">const</text:span><text:span text:style-name="T6"> </text:span><text:span text:style-name="T13">auto</text:span><text:span text:style-name="T6">&amp; x) {</text:span></text:p>
            <text:p text:style-name="P19"><text:span text:style-name="T13">return</text:span><text:span text:style-name="T6"> x + val; }); </text:span><text:span text:style-name="T14">// val ist eine Kopie</text:span></text:p>
            <text:p text:style-name="P18"><text:span text:style-name="T6">transform(begin(in), end(in), begin(out), [&amp;](</text:span><text:span text:style-name="T13">const</text:span><text:span text:style-name="T6"> </text:span><text:span text:style-name="T13">auto</text:span><text:span text:style-name="T6">&amp; x) {</text:span></text:p>
            <text:p text:style-name="P34"><text:span text:style-name="T13">return</text:span><text:span text:style-name="T6"> x + val; }); </text:span><text:span text:style-name="T14">// val ist eine Referenz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37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Producer-Consumer-Queue: Implementierung mit Mutexes</text:p>
          </draw:text-box>
        </draw:frame>
        <draw:frame presentation:style-name="pr20" draw:text-style-name="P36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</text:span></text:p>
            <text:p text:style-name="P17"><text:span text:style-name="T13">class</text:span><text:span text:style-name="T6"> Queue {</text:span></text:p>
            <text:p text:style-name="P19"><text:span text:style-name="T13">auto</text:span><text:span text:style-name="T6"> push(T t) -&gt; </text:span><text:span text:style-name="T13">void</text:span><text:span text:style-name="T6">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6"/></text:p>
            <text:p text:style-name="P20"><text:span text:style-name="T6">queue_.push(move(item));</text:span></text:p>
            <text:p text:style-name="P20"><text:span text:style-name="T6">cv_.notify_one();</text:span></text:p>
            <text:p text:style-name="P19"><text:span text:style-name="T6">}</text:span></text:p>
            <text:p text:style-name="P18"><text:span text:style-name="T6"/></text:p>
            <text:p text:style-name="P19"><text:span text:style-name="T13">auto</text:span><text:span text:style-name="T6"> pop() -&gt; T {</text:span></text:p>
            <text:p text:style-name="P20"><text:span text:style-name="T13">auto</text:span><text:span text:style-name="T6"> lock = unique_lock&lt;mutex&gt;(mutex_);</text:span></text:p>
            <text:p text:style-name="P20"><text:span text:style-name="T13">while</text:span><text:span text:style-name="T6">(queue_.empty())</text:span></text:p>
            <text:p text:style-name="P35"><text:span text:style-name="T6">cv_.wait(lock);</text:span></text:p>
            <text:p text:style-name="P20"><text:span text:style-name="T6"/></text:p>
            <text:p text:style-name="P20"><text:span text:style-name="T13">auto</text:span><text:span text:style-name="T6"> ret = move(queue_.front());</text:span></text:p>
            <text:p text:style-name="P20"><text:span text:style-name="T6">queue_.pop();</text:span></text:p>
            <text:p text:style-name="P20"><text:span text:style-name="T6"/></text:p>
            <text:p text:style-name="P20"><text:span text:style-name="T13">return</text:span><text:span text:style-name="T6"> ret;</text:span></text:p>
            <text:p text:style-name="P19"><text:span text:style-name="T6">}</text:span></text:p>
            <text:p text:style-name="P19"><text:span text:style-name="T6"/></text:p>
            <text:p text:style-name="P19"><text:span text:style-name="T6">condition_variable cv_;</text:span></text:p>
            <text:p text:style-name="P19"><text:span text:style-name="T6">mutex mutex_;</text:span></text:p>
            <text:p text:style-name="P17"><text:span text:style-name="T6">}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Producer-Consumer-Queue: Implementierung mit Atomics</text:p>
          </draw:text-box>
        </draw:frame>
        <draw:frame presentation:style-name="pr20" draw:text-style-name="P37" draw:layer="layout" svg:width="23.5cm" svg:height="15.241cm" svg:x="0.5cm" svg:y="2cm" presentation:class="outline" presentation:user-transformed="true">
          <draw:text-box>
            <text:p text:style-name="P17"><text:span text:style-name="T13">template</text:span><text:span text:style-name="T6"> &lt;</text:span><text:span text:style-name="T13">class</text:span><text:span text:style-name="T6"> T&gt; </text:span><text:span text:style-name="T13">class</text:span><text:span text:style-name="T6"> Queue {</text:span></text:p>
            <text:p text:style-name="P18"><text:span text:style-name="T13">auto</text:span><text:span text:style-name="T6"> push(T t) -&gt; </text:span><text:span text:style-name="T13">void</text:span><text:span text:style-name="T6"> {</text:span></text:p>
            <text:p text:style-name="P19"><text:span text:style-name="T13">while</text:span><text:span text:style-name="T6">(lock_)</text:span></text:p>
            <text:p text:style-name="P20"><text:span text:style-name="T6">thread::this_thread::yield(); </text:span></text:p>
            <text:p text:style-name="P19"><text:span text:style-name="T6"/></text:p>
            <text:p text:style-name="P19"><text:span text:style-name="T6">lock_ = true;</text:span></text:p>
            <text:p text:style-name="P19"><text:span text:style-name="T6">queue_.push(move(t));</text:span></text:p>
            <text:p text:style-name="P19"><text:span text:style-name="T6">lock_ = false;</text:span></text:p>
            <text:p text:style-name="P18"><text:span text:style-name="T6">}</text:span></text:p>
            <text:p text:style-name="P18"><text:span text:style-name="T6"/></text:p>
            <text:p text:style-name="P18"><text:span text:style-name="T13">auto</text:span><text:span text:style-name="T6"> pop() -&gt; T {</text:span></text:p>
            <text:p text:style-name="P19"><text:span text:style-name="T13">while</text:span><text:span text:style-name="T6">(lock_ || queue_.empty())</text:span></text:p>
            <text:p text:style-name="P20"><text:span text:style-name="T6">thread::this_thread::yield();</text:span></text:p>
            <text:p text:style-name="P20"><text:span text:style-name="T6"/></text:p>
            <text:p text:style-name="P19"><text:span text:style-name="T6">lock_ = true;</text:span></text:p>
            <text:p text:style-name="P19"><text:span text:style-name="T13">auto</text:span><text:span text:style-name="T6"> ret = move(queue_.front());</text:span></text:p>
            <text:p text:style-name="P19"><text:span text:style-name="T6">queue_.pop();</text:span></text:p>
            <text:p text:style-name="P19"><text:span text:style-name="T6">lock_ = false;</text:span></text:p>
            <text:p text:style-name="P19"><text:span text:style-name="T13">return</text:span><text:span text:style-name="T6"> ret;</text:span></text:p>
            <text:p text:style-name="P18"><text:span text:style-name="T6">}</text:span></text:p>
            <text:p text:style-name="P17"><text:span text:style-name="T14"/></text:p>
            <text:p text:style-name="P18"><text:span text:style-name="T6">std::atomic&lt;</text:span><text:span text:style-name="T13">bool</text:span><text:span text:style-name="T6">&gt; lock_; </text:span><text:span text:style-name="T14">// Initialisierung: false</text:span></text:p>
            <text:p text:style-name="P17"><text:span text:style-name="T6">};</text:span></text:p>
          </draw:text-box>
        </draw:frame>
        <presentation:notes draw:style-name="dp2">
          <draw:page-thumbnail draw:style-name="gr5" draw:layer="layout" svg:width="13.758cm" svg:height="10.319cm" svg:x="2.54cm" svg:y="2.064cm" draw:page-number="39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30">Empfehlungen für die Unterstützung in Score-P und Vampir</text:span></text:p>
              </text:list-item>
              <text:list-item>
                <text:p><text:span text:style-name="T5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5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0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Empfehlungen für die Unterstützung in Score-P und Vampir</text:p>
          </draw:text-box>
        </draw:frame>
        <draw:frame presentation:style-name="pr21" draw:layer="layout" svg:width="23.5cm" svg:height="16.229cm" svg:x="0.5cm" svg:y="0.038cm" presentation:class="outline" presentation:user-transformed="true">
          <draw:text-box>
            <text:list text:style-name="L3">
              <text:list-item>
                <text:p>Probleme:</text:p>
                <text:list>
                  <text:list-item>
                    <text:p>Inlining der meisten STL-Methoden (Templates)</text:p>
                  </text:list-item>
                  <text:list-item>
                    <text:p>keine Unterstützung von Threads in gelinkten Bibliotheken</text:p>
                  </text:list-item>
                  <text:list-item>
                    <text:p>keine Unterstützung von Datei-E/A (auch nicht in C)</text:p>
                  </text:list-item>
                  <text:list-item>
                    <text:p><text:span text:style-name="T6">std::mutex</text:span> wird als Pthread betrachtet</text:p>
                  </text:list-item>
                  <text:list-item>
                    <text:p>unintuitive Lambda-Namen</text:p>
                  </text:list-item>
                  <text:list-item>
                    <text:p>teilweise fehlerhaftes Demangling von Lambdas (<text:span text:style-name="T6">auto</text:span>-Parameter)</text:p>
                  </text:list-item>
                </text:list>
              </text:list-item>
              <text:list-item>
                <text:p><text:span text:style-name="T31">Screenshots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Empfehlungen für die Unterstützung in Score-P und Vampir</text:p>
          </draw:text-box>
        </draw:frame>
        <draw:frame presentation:style-name="pr21" draw:layer="layout" svg:width="23.5cm" svg:height="16.229cm" svg:x="0.5cm" svg:y="0.0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ösungsvorschläge:</text:p>
                <text:list>
                  <text:list-item>
                    <text:p>Instrumentierung der Standardbibliothek-Interfaces</text:p>
                  </text:list-item>
                  <text:list-item>
                    <text:p>Alternative: Einrichtung eines Zählers, der die Aufrufe der STL-Methoden hochzählt</text:p>
                    <text:list>
                      <text:list-item>
                        <text:p>nur die vom Programmierer aufgerufenen Methoden!</text:p>
                      </text:list-item>
                    </text:list>
                  </text:list-item>
                  <text:list-item>
                    <text:p>nachträgliche Registrierung „externer“ Threads (statt Programmabsturz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2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30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5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3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 auf C++17: Standardisierungsprozess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eit 2012: dezentraler Arbeitsprozess</text:p>
              </text:list-item>
              <text:list-item>
                <text:p>verschiedene Arbeitsgruppen arbeiten an unterschiedlichen Projekten</text:p>
                <text:list>
                  <text:list-item>
                    <text:p><text:span text:style-name="T9">Programming Language C++</text:span>: Weiterentwicklung der Sprache</text:p>
                  </text:list-item>
                  <text:list-item>
                    <text:p><text:span text:style-name="T9">Library Fundamentals</text:span>: fundamentale Aspekte der Standardbibliothek</text:p>
                  </text:list-item>
                  <text:list-item>
                    <text:p><text:span text:style-name="T9">Networking</text:span>: Netzwerkfunktionalität</text:p>
                  </text:list-item>
                  <text:list-item>
                    <text:p><text:span text:style-name="T9">Parallelism</text:span>: parallelisierbare und/oder vektorisierbare Algorithmen</text:p>
                  </text:list-item>
                  <text:list-item>
                    <text:p><text:span text:style-name="T9">Ranges</text:span>: range-for statt Iteratoren für Container und die STL</text:p>
                  </text:list-item>
                  <text:list-item>
                    <text:p><text:span text:style-name="T9">Modules</text:span>: Ersatz für <text:span text:style-name="T6">#include &lt;header.h&gt;</text:span></text:p>
                  </text:list-item>
                  <text:list-item>
                    <text:p><text:span text:style-name="T9">Concurrency</text:span>: Verbesserung der asynchronen STL-Funkti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4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Ausblick auf C++17: Spracherweiterungen</text:p>
          </draw:text-box>
        </draw:frame>
        <draw:frame presentation:style-name="pr22" draw:layer="layout" svg:width="24.646cm" svg:height="14.004cm" svg:x="0.5cm" svg:y="1.744cm" presentation:class="outline" presentation:user-transformed="true">
          <draw:text-box>
            <text:list text:style-name="L3">
              <text:list-item>
                <text:p><text:span text:style-name="T6">if</text:span><text:span text:style-name="T7"> mit Initialisierung</text:span></text:p>
              </text:list-item>
            </text:list>
            <text:p text:style-name="P28"><text:span text:style-name="T6">std::map&lt;</text:span><text:span text:style-name="T13">int</text:span><text:span text:style-name="T6">, std::string&gt; m;</text:span></text:p>
            <text:p text:style-name="P18"><text:span text:style-name="T14">// alt</text:span></text:p>
            <text:p text:style-name="P18"><text:span text:style-name="T13">auto</text:span><text:span text:style-name="T6"> it = m.find(10);</text:span></text:p>
            <text:p text:style-name="P29"><text:span text:style-name="T13">if</text:span><text:span text:style-name="T6">(it != m.end()) { </text:span><text:span text:style-name="T13">return</text:span><text:span text:style-name="T6"> it-&gt;size(); }</text:span></text:p>
            <text:p text:style-name="P18"><text:span text:style-name="T14">//neu</text:span></text:p>
            <text:p text:style-name="P29"><text:span text:style-name="T13">if</text:span><text:span text:style-name="T6">(</text:span><text:span text:style-name="T13">auto</text:span><text:span text:style-name="T6"> it = m.find(10); it != m.end()) { </text:span><text:span text:style-name="T13">return</text:span><text:span text:style-name="T6"> it-&gt;size(); }</text:span></text:p>
            <text:list text:continue-numbering="true" text:style-name="L3">
              <text:list-item>
                <text:p text:style-name="P13"><text:span text:style-name="T7">„</text:span><text:span text:style-name="T7">structured bindings“</text:span></text:p>
              </text:list-item>
            </text:list>
            <text:p text:style-name="P18"><text:span text:style-name="T13">struct</text:span><text:span text:style-name="T6"> S { </text:span><text:span text:style-name="T13">int</text:span><text:span text:style-name="T6"> x; </text:span><text:span text:style-name="T13">volatile</text:span><text:span text:style-name="T6"> </text:span><text:span text:style-name="T13">double</text:span><text:span text:style-name="T6"> y; };</text:span></text:p>
            <text:p text:style-name="P18"><text:span text:style-name="T6">S f();</text:span></text:p>
            <text:p text:style-name="P28"><text:span text:style-name="T13">const</text:span><text:span text:style-name="T6"> </text:span><text:span text:style-name="T13">auto</text:span><text:span text:style-name="T6"> [x, y] = f();</text:span></text:p>
            <text:p text:style-name="P18"><text:span text:style-name="T6">foo(x); </text:span><text:span text:style-name="T14">// x hat den Typ const int</text:span></text:p>
            <text:p text:style-name="P28"><text:span text:style-name="T6">bar(y); </text:span><text:span text:style-name="T14">// y hat den Typ const volatile double</text:span></text:p>
            <text:list text:continue-numbering="true" text:style-name="L3">
              <text:list-item>
                <text:p text:style-name="P13"><text:span text:style-name="T28">kombiniert:</text:span></text:p>
                <text:p text:style-name="P23"><text:span text:style-name="T13">if</text:span><text:span text:style-name="T25">(</text:span><text:span text:style-name="T13">auto</text:span><text:span text:style-name="T25"> [x, y, z] = foo(); x.valid()) { bar(y, z);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5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Ausblick auf C++17: Bibliothekserweiterungen</text:p>
          </draw:text-box>
        </draw:frame>
        <draw:frame presentation:style-name="pr22" draw:layer="layout" svg:width="23.5cm" svg:height="14.004cm" svg:x="0.5cm" svg:y="1.744cm" presentation:class="outline" presentation:user-transformed="true">
          <draw:text-box>
            <text:list text:style-name="L3">
              <text:list-item>
                <text:p>C11-Standard statt C99-Standard als Basis</text:p>
              </text:list-item>
              <text:list-item>
                <text:p>zusätzliche mathematische Funktionen (Polynomfunktionen, Betafunktion, elliptische Integrale, …)</text:p>
              </text:list-item>
              <text:list-item>
                <text:p>Routinen zum Umgang mit dem Dateisystem (Dateien und Ordner)</text:p>
              </text:list-item>
              <text:list-item>
                <text:p>neue Algorithmen für <text:span text:style-name="T6">&lt;algorithm&gt; </text:span><text:span text:style-name="T8">(</text:span><text:span text:style-name="T6">sample</text:span><text:span text:style-name="T8">, </text:span><text:span text:style-name="T6">reduce</text:span><text:span text:style-name="T8">, </text:span><text:span text:style-name="T6">transform_reduce</text:span><text:span text:style-name="T8">, …)</text:span></text:p>
              </text:list-item>
              <text:list-item>
                <text:p>optionale Parallelisierung der Algorithmen in <text:span text:style-name="T6">&lt;algorithm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6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7cm" svg:x="0.9cm" svg:y="0.204cm" presentation:class="title" presentation:user-transformed="true">
          <draw:text-box>
            <text:p><text:span text:style-name="T4">Gliederung</text:span></text:p>
          </draw:text-box>
        </draw:frame>
        <draw:frame presentation:style-name="pr3" draw:text-style-name="P10" draw:layer="layout" svg:width="23.5cm" svg:height="13.928cm" svg:x="0.5cm" svg:y="2cm" presentation:class="outline" presentation:user-transformed="true">
          <draw:text-box>
            <text:list text:style-name="L3">
              <text:list-item>
                <text:p><text:span text:style-name="T5">Einleitung</text:span></text:p>
                <text:list>
                  <text:list-item>
                    <text:p><text:span text:style-name="T5">C++11 und C++14</text:span></text:p>
                  </text:list-item>
                  <text:list-item>
                    <text:p><text:span text:style-name="T5">Moderne C++-Philosophie</text:span></text:p>
                  </text:list-item>
                </text:list>
              </text:list-item>
              <text:list-item>
                <text:p><text:span text:style-name="T5">Beispiel: Vektoraddition mit CUDA</text:span></text:p>
                <text:list>
                  <text:list-item>
                    <text:p><text:span text:style-name="T6">auto</text:span><text:span text:style-name="T7">,</text:span><text:span text:style-name="T6"> constexpr</text:span><text:span text:style-name="T7">,</text:span><text:span text:style-name="T6"> using</text:span><text:span text:style-name="T7">,</text:span><text:span text:style-name="T6"> enum class,</text:span><text:span text:style-name="T5"> </text:span><text:span text:style-name="T7">smart pointers</text:span></text:p>
                  </text:list-item>
                </text:list>
              </text:list-item>
              <text:list-item>
                <text:p><text:span text:style-name="T8">Beispiel: Producer-Consumer-Queue</text:span></text:p>
                <text:list>
                  <text:list-item>
                    <text:p><text:span text:style-name="T7">Lambdas,</text:span><text:span text:style-name="T6"> thread</text:span><text:span text:style-name="T8">, </text:span><text:span text:style-name="T6">mutex</text:span><text:span text:style-name="T8">, </text:span><text:span text:style-name="T6">atomic</text:span></text:p>
                  </text:list-item>
                </text:list>
              </text:list-item>
              <text:list-item>
                <text:p><text:span text:style-name="T5">Empfehlungen für die Unterstützung in Score-P und Vampir</text:span></text:p>
              </text:list-item>
              <text:list-item>
                <text:p><text:span text:style-name="T32">Ausblick auf C++17</text:span></text:p>
                <text:list>
                  <text:list-item>
                    <text:p><text:span text:style-name="T5">Standardisierungsprozess</text:span></text:p>
                  </text:list-item>
                </text:list>
              </text:list-item>
              <text:list-item>
                <text:p><text:span text:style-name="T30">weiterführende Literatur</text:span></text:p>
                <text:list>
                  <text:list-item>
                    <text:p><text:span text:style-name="T5">schriftliche Ausarbeitu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7" presentation:class="page"/>
          <draw:frame presentation:style-name="pr4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Weiterführende Literatur</text:p>
          </draw:text-box>
        </draw:frame>
        <draw:frame presentation:style-name="pr23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Bjarne Stroustrup: <text:span text:style-name="T9">A Tour of C++</text:span><text:span text:style-name="T10">, Addison-Wesley, 2014</text:span></text:p>
              </text:list-item>
              <text:list-item>
                <text:p><text:span text:style-name="T10">Bjarne Stroustrup: </text:span><text:span text:style-name="T9">The C++ Programming Language</text:span><text:span text:style-name="T10">, Addison-Wesley, 2013</text:span></text:p>
              </text:list-item>
              <text:list-item>
                <text:p><text:span text:style-name="T10">Scott Meyers: </text:span><text:span text:style-name="T9">Effective Modern C++</text:span><text:span text:style-name="T10">, O‘Reilly, 2014</text:span></text:p>
              </text:list-item>
              <text:list-item>
                <text:p><text:span text:style-name="T10">Anthony Williams: </text:span><text:span text:style-name="T9">C++ Concurrency in Action</text:span><text:span text:style-name="T10">, Manning, 2012</text:span></text:p>
              </text:list-item>
              <text:list-item>
                <text:p><text:span text:style-name="T10">Stanley B. Lippmann, Josee Lajoie, Barbara E. Moo: </text:span><text:span text:style-name="T9">C++ Primer</text:span><text:span text:style-name="T10">, Addison-Wesley, </text:span><text:span text:style-name="T10">2012</text:span></text:p>
                <text:p><text:span text:style-name="T10"/></text:p>
              </text:list-item>
              <text:list-item>
                <text:p><text:span text:style-name="T10">Bjarne Stroustrup: </text:span><text:span text:style-name="T9">C++11 FAQ</text:span><text:span text:style-name="T10">, </text:span><text:span text:style-name="T10"><text:a xlink:href="http://www.stroustrup.com/C++11FAQ.html" xlink:type="simple">http://www.stroustrup.com/C++11FAQ.html</text:a></text:span></text:p>
              </text:list-item>
              <text:list-item>
                <text:p><text:span text:style-name="T10">Herb Sutter: </text:span><text:span text:style-name="T9">Guru of the Week</text:span><text:span text:style-name="T10">, </text:span><text:span text:style-name="T10"><text:a xlink:href="https://herbsutter.com/gotw/" xlink:type="simple">https://herbsutter.com/gotw/</text:a>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48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Weiterführende Literatur &gt; schriftliche Ausarbeitung</text:p>
          </draw:text-box>
        </draw:frame>
        <draw:frame presentation:style-name="pr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weitere (kleinere) Beispielprogramme</text:p>
              </text:list-item>
              <text:list-item>
                <text:p>Vergleich mit Implementierungen in C und C++</text:p>
              </text:list-item>
              <text:list-item>
                <text:p>hier fehlende Features</text:p>
              </text:list-item>
              <text:list-item>
                <text:p>ausführlicherer Ausblick auf C++1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58cm" svg:height="10.319cm" svg:x="2.54cm" svg:y="2.064cm" draw:page-number="49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4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[CPP11] ISO/IEC JTC1/SC22/WG21: <text:span text:style-name="T9">International Standard ISO/IEC 14882:2011(E) </text:span><text:span text:style-name="T9">– Programming Language C++</text:span><text:span text:style-name="T10">, ISO/IEC, 2011</text:span></text:p>
              </text:list-item>
              <text:list-item>
                <text:p>[CPP14] ISO/IEC JTC1/SC22/WG21: <text:span text:style-name="T9">International Standard ISO/IEC 14882:2014(E) </text:span><text:span text:style-name="T9">– Programming Language C++</text:span><text:span text:style-name="T10">, ISO/IEC, 2014</text:span></text:p>
              </text:list-item>
              <text:list-item>
                <text:p><text:span text:style-name="T10">[CPP17] ISO/IEC JTC1/SC22/WG21: </text:span><text:span text:style-name="T9">Working Draft, Standard for Programming </text:span><text:span text:style-name="T9">Language C++</text:span><text:span text:style-name="T10">, ISO/IEC, Entwurf vom 30.05.2016</text:span></text:p>
              </text:list-item>
              <text:list-item>
                <text:p>[MCS] Herb Sutter: <text:span text:style-name="T9">Back to Basics: Modern C++ Style</text:span><text:span text:style-name="T10">, Folien zum Vortrag auf der </text:span><text:span text:style-name="T10">CppCon 2014, letzte Änderung am 13.09.2014, zuletzt abgerufen am 12.06.2016, </text:span><text:span text:style-name="T10"><text:a xlink:href="https://github.com/CppCon/CppCon2014/tree/master/Presentations/Back%20to%20the%20Basics!%20Essentials%20of%20Modern%20C%2B%2B%20Style" xlink:type="simple">https://github.com/CppCon/CppCon2014/tree/master/Presentations/Back%20to%20the%20Basics!%20Essentials%20of%20Modern%20C%2B%2B%20Style</text:a></text:span></text:p>
              </text:list-item>
              <text:list-item>
                <text:p><text:span text:style-name="T10">[TCPP] Bjarne Stroustrup: </text:span><text:span text:style-name="T9">A Tour of C++</text:span><text:span text:style-name="T10">, Addison-Wesley, 2014</text:span></text:p>
              </text:list-item>
              <text:list-item>
                <text:p><text:span text:style-name="T10">[CPPCG] Bjarne Stroustrup, Herb Sutter: </text:span><text:span text:style-name="T9">C++ Core Guidelines</text:span><text:span text:style-name="T10">, letzte </text:span><text:span text:style-name="T10">Aktualisierung am 05. April 2016, zuletzt abgerufen am 22.06.16, </text:span><text:span text:style-name="T10"><text:a xlink:href="http://isocpp.github.io/CppCoreGuidelines/CppCoreGuidelines" xlink:type="simple">http://isocpp.github.io/CppCoreGuidelines/CppCoreGuidelines</text:a></text:span></text:p>
              </text:list-item>
              <text:list-item>
                <text:p><text:span text:style-name="T10">[PPP] Timothy G. Mattson, Beverly A. Sanders, Berna L. Massingill: </text:span><text:span text:style-name="T9">Patterns for </text:span><text:span text:style-name="T9">Parallel Programming</text:span><text:span text:style-name="T10">, Addison-Wesley, 2005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0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2T1">
        <office:forms form:automatic-focus="false" form:apply-design-mode="false"/>
        <draw:frame presentation:style-name="pr8" draw:layer="layout" svg:width="23.697cm" svg:height="1.151cm" svg:x="0.9cm" svg:y="0.207cm" presentation:class="title">
          <draw:text-box>
            <text:p>Quellen</text:p>
          </draw:text-box>
        </draw:frame>
        <draw:frame presentation:style-name="pr24" draw:layer="layout" svg:width="23.5cm" svg:height="14.931cm" svg:x="0.5cm" svg:y="2cm" presentation:class="outline" presentation:user-transformed="true">
          <draw:text-box>
            <text:list text:style-name="L3">
              <text:list-item>
                <text:p><text:span text:style-name="T10">[STC] Kate Gregory: </text:span><text:span text:style-name="T9">Stop Teaching C</text:span><text:span text:style-name="T10">, Folien zum Vortrag auf der CppCon 2015, </text:span><text:span text:style-name="T10">letzte Änderung am <text:s/>03.10.2015, zuletzt abgerufen am 29.06.16, </text:span><text:span text:style-name="T10"><text:a xlink:href="https://github.com/CppCon/CppCon2015/tree/master/Presentations/Stop%20Teaching%20C" xlink:type="simple">https://github.com/CppCon/CppCon2015/tree/master/Presentations/Stop%20Teaching%20C</text:a></text:span></text:p>
              </text:list-item>
              <text:list-item>
                <text:p><text:span text:style-name="T10">[IPM] J. Daniel Garcia, Bjarne Stroustrup: </text:span><text:span text:style-name="T9">Improving performance and </text:span><text:span text:style-name="T9">maintainability through refactoring in C++11</text:span><text:span text:style-name="T10">, August 2015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1" presentation:class="page"/>
          <draw:frame presentation:style-name="pr7" draw:text-style-name="P8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2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25" draw:text-style-name="P39" draw:layer="layout" svg:width="24.392cm" svg:height="13.24cm" svg:x="0.5cm" svg:y="2cm" presentation:class="subtitle" presentation:user-transformed="true">
          <draw:text-box>
            <text:list text:style-name="L4">
              <text:list-header>
                <text:p text:style-name="P38"><text:span text:style-name="T33">Vielen Dank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52" presentation:class="page"/>
          <draw:frame presentation:style-name="pr7" draw:text-style-name="P15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1" svg:font-family="DIN-Bold"/>
    <style:font-face style:name="Times New Roman2" svg:font-family="'Times New Roman'"/>
    <style:font-face style:name="Ubuntu Mono6" svg:font-family="'Ubuntu Mono'"/>
    <style:font-face style:name="Ubuntu Mono3" svg:font-family="'Ubuntu Mono'" style:font-adornments="45 Light"/>
    <style:font-face style:name="Ubuntu Mono4" svg:font-family="'Ubuntu Mono'" style:font-adornments="Regular"/>
    <style:font-face style:name="Univers 45 Light2" svg:font-family="'Univers 45 Light'"/>
    <style:font-face style:name="Univers Light1" svg:font-family="'Univers Light'"/>
    <style:font-face style:name="Ubuntu Mono2" svg:font-family="'Ubuntu Mono'" style:font-pitch="fixed"/>
    <style:font-face style:name="Ubuntu Mono1" svg:font-family="'Ubuntu Mono'" style:font-adornments="45 Light" style:font-pitch="fixed"/>
    <style:font-face style:name="Times New Roman3" svg:font-family="'Times New Roman'" style:font-family-generic="roman" style:font-pitch="fixed"/>
    <style:font-face style:name="ＭＳ Ｐゴシック1" svg:font-family="'ＭＳ Ｐゴシック'" style:font-family-generic="roman" style:font-pitch="fixed"/>
    <style:font-face style:name="Arial1" svg:font-family="Arial" style:font-pitch="variable"/>
    <style:font-face style:name="DIN-Bold" svg:font-family="DIN-Bold" style:font-pitch="variable"/>
    <style:font-face style:name="Liberation Sans1" svg:font-family="'Liberation Sans'" style:font-pitch="variable"/>
    <style:font-face style:name="Lohit Hindi2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Times New Roman1" svg:font-family="'Times New Roman'" style:font-pitch="variable"/>
    <style:font-face style:name="Ubuntu Mono5" svg:font-family="'Ubuntu Mono'" style:font-pitch="variable"/>
    <style:font-face style:name="Ubuntu Mono" svg:font-family="'Ubuntu Mono'" style:font-adornments="45 Light" style:font-pitch="variable"/>
    <style:font-face style:name="Univers 45 Light" svg:font-family="'Univers 45 Light'" style:font-pitch="variable"/>
    <style:font-face style:name="Univers LT Std" svg:font-family="'Univers LT Std'" style:font-pitch="variable"/>
    <style:font-face style:name="Univers LT Std1" svg:font-family="'Univers LT Std'" style:font-adornments="45 Light" style:font-pitch="variable"/>
    <style:font-face style:name="Univers Light" svg:font-family="'Univers Light'" style:font-pitch="variable"/>
    <style:font-face style:name="AR PL New Sung1" svg:font-family="'AR PL New Sung'" style:font-family-generic="roman" style:font-pitch="variable"/>
    <style:font-face style:name="Arial" svg:font-family="Arial" style:font-family-generic="roman" style:font-pitch="variable"/>
    <style:font-face style:name="DIN" svg:font-family="DIN" style:font-family-generic="roman" style:font-pitch="variable"/>
    <style:font-face style:name="Liberation Sans" svg:font-family="'Liberation Sans'" style:font-family-generic="roman" style:font-pitch="variable"/>
    <style:font-face style:name="Noto Sans Devanagari2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Univers 45 Light1" svg:font-family="'Univers 45 Light'" style:font-family-generic="roman" style:font-pitch="variable"/>
    <style:font-face style:name="Univers LT Std2" svg:font-family="'Univers LT Std'" style:font-family-generic="roman" style:font-pitch="variable"/>
    <style:font-face style:name="Univers LT Std3" svg:font-family="'Univers LT Std'" style:font-adornments="45 Light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IN1" svg:font-family="DIN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nivers1" svg:font-family="Univers" style:font-family-generic="swiss" style:font-pitch="variable"/>
    <style:font-face style:name="Univers" svg:font-family="Univers" style:font-adornments="45 Light" style:font-family-generic="swiss" style:font-pitch="variable"/>
    <style:font-face style:name="Univers LT Std4" svg:font-family="'Univers LT Std'" style:font-adornments="45 Light" style:font-family-generic="swiss" style:font-pitch="variable"/>
    <style:font-face style:name="Verdana" svg:font-family="Verdana" style:font-family-generic="swiss" style:font-pitch="variable"/>
    <style:font-face style:name="AR PL New Sung" svg:font-family="'AR PL New Sung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1" fo:font-family="DIN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LT Std1" fo:font-family="'Univers LT Std'" style:font-style-name="45 Ligh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LT Std1" fo:font-family="'Univers LT Std'" style:font-style-name="45 Light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LT Std1" fo:font-family="'Univers LT Std'" style:font-style-name="45 Light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LT Std1" fo:font-family="'Univers LT Std'" style:font-style-name="45 Light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9F67E86A3DC02520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1" fo:font-family="DIN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LT Std1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1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LT St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LT Std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9F67E86A3DC02520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3AD3BAC9B149B2CE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01ADAC5F99D5349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9"><text:span text:style-name="MT7">Zweite Ebene</text:span></text:p>
                    <text:list>
                      <text:list-item>
                        <text:p text:style-name="MP10"><text:span text:style-name="MT7">Dritte Ebene</text:span></text:p>
                        <text:list>
                          <text:list-item>
                            <text:p text:style-name="MP11"><text:span text:style-name="MT7">Vierte Ebene</text:span></text:p>
                            <text:list>
                              <text:list-item>
                                <text:p text:style-name="MP12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owerPoint-Präsentation</dc:title>
    <meta:creation-date>2012-01-26T13:39:15</meta:creation-date>
    <meta:editing-cycles>939</meta:editing-cycles>
    <meta:editing-duration>P9DT21H34M48S</meta:editing-duration>
    <dc:date>2016-07-06T01:21:14.257874143</dc:date>
    <dc:creator>Jan Stephan</dc:creator>
    <meta:document-statistic meta:object-count="248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